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9.xml" manifest:media-type="text/xml"/>
  <manifest:file-entry manifest:full-path="Basic/Standard/Sheet2.xml" manifest:media-type="text/xml"/>
  <manifest:file-entry manifest:full-path="Basic/Standard/Sheet10.xml" manifest:media-type="text/xml"/>
  <manifest:file-entry manifest:full-path="Basic/Standard/Sheet8.xml" manifest:media-type="text/xml"/>
  <manifest:file-entry manifest:full-path="Basic/Standard/Sheet5.xml" manifest:media-type="text/xml"/>
  <manifest:file-entry manifest:full-path="Basic/Standard/Sheet6.xml" manifest:media-type="text/xml"/>
  <manifest:file-entry manifest:full-path="Basic/Standard/Sheet7.xml" manifest:media-type="text/xml"/>
  <manifest:file-entry manifest:full-path="Basic/Standard/Sheet1.xml" manifest:media-type="text/xml"/>
  <manifest:file-entry manifest:full-path="Basic/Standard/Sheet3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54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4882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4.3217in"/>
    </style:style>
    <style:style style:name="co8" style:family="table-column">
      <style:table-column-properties fo:break-before="auto" style:column-width="2.2701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4.8937in"/>
    </style:style>
    <style:style style:name="co11" style:family="table-column">
      <style:table-column-properties fo:break-before="auto" style:column-width="2.2154in"/>
    </style:style>
    <style:style style:name="co12" style:family="table-column">
      <style:table-column-properties fo:break-before="auto" style:column-width="5.5335in"/>
    </style:style>
    <style:style style:name="co13" style:family="table-column">
      <style:table-column-properties fo:break-before="auto" style:column-width="2.2598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3.9799in"/>
    </style:style>
    <style:style style:name="co16" style:family="table-column">
      <style:table-column-properties fo:break-before="auto" style:column-width="2.7228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4.111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3339in"/>
    </style:style>
    <style:style style:name="co21" style:family="table-column">
      <style:table-column-properties fo:break-before="auto" style:column-width="4.2661in"/>
    </style:style>
    <style:style style:name="co22" style:family="table-column">
      <style:table-column-properties fo:break-before="auto" style:column-width="2.2925in"/>
    </style:style>
    <style:style style:name="co23" style:family="table-column">
      <style:table-column-properties fo:break-before="auto" style:column-width="1.6201in"/>
    </style:style>
    <style:style style:name="co24" style:family="table-column">
      <style:table-column-properties fo:break-before="auto" style:column-width="4.1665in"/>
    </style:style>
    <style:style style:name="co25" style:family="table-column">
      <style:table-column-properties fo:break-before="auto" style:column-width="2.6457in"/>
    </style:style>
    <style:style style:name="co26" style:family="table-column">
      <style:table-column-properties fo:break-before="auto" style:column-width="1.598in"/>
    </style:style>
    <style:style style:name="co27" style:family="table-column">
      <style:table-column-properties fo:break-before="auto" style:column-width="4.2882in"/>
    </style:style>
    <style:style style:name="co28" style:family="table-column">
      <style:table-column-properties fo:break-before="auto" style:column-width="2.502in"/>
    </style:style>
    <style:style style:name="co29" style:family="table-column">
      <style:table-column-properties fo:break-before="auto" style:column-width="1.8189in"/>
    </style:style>
    <style:style style:name="co30" style:family="table-column">
      <style:table-column-properties fo:break-before="auto" style:column-width="1.6752in"/>
    </style:style>
    <style:style style:name="co31" style:family="table-column">
      <style:table-column-properties fo:break-before="auto" style:column-width="3.902in"/>
    </style:style>
    <style:style style:name="co32" style:family="table-column">
      <style:table-column-properties fo:break-before="auto" style:column-width="2.1929in"/>
    </style:style>
    <style:style style:name="co33" style:family="table-column">
      <style:table-column-properties fo:break-before="auto" style:column-width="1.9402in"/>
    </style:style>
    <style:style style:name="co34" style:family="table-column">
      <style:table-column-properties fo:break-before="auto" style:column-width="5.0598in"/>
    </style:style>
    <style:style style:name="co35" style:family="table-column">
      <style:table-column-properties fo:break-before="auto" style:column-width="4.3429in"/>
    </style:style>
    <style:style style:name="co36" style:family="table-column">
      <style:table-column-properties fo:break-before="auto" style:column-width="2.4035in"/>
    </style:style>
    <style:style style:name="co37" style:family="table-column">
      <style:table-column-properties fo:break-before="auto" style:column-width="4.5528in"/>
    </style:style>
    <style:style style:name="co38" style:family="table-column">
      <style:table-column-properties fo:break-before="auto" style:column-width="2.2047in"/>
    </style:style>
    <style:style style:name="co39" style:family="table-column">
      <style:table-column-properties fo:break-before="auto" style:column-width="5.2583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3118in"/>
    </style:style>
    <style:style style:name="co42" style:family="table-column">
      <style:table-column-properties fo:break-before="auto" style:column-width="5.4563in"/>
    </style:style>
    <style:style style:name="co43" style:family="table-column">
      <style:table-column-properties fo:break-before="auto" style:column-width="2.2374in"/>
    </style:style>
    <style:style style:name="co44" style:family="table-column">
      <style:table-column-properties fo:break-before="auto" style:column-width="1.5102in"/>
    </style:style>
    <style:style style:name="co45" style:family="table-column">
      <style:table-column-properties fo:break-before="auto" style:column-width="4.3102in"/>
    </style:style>
    <style:style style:name="co46" style:family="table-column">
      <style:table-column-properties fo:break-before="auto" style:column-width="2.1717in"/>
    </style:style>
    <style:style style:name="co47" style:family="table-column">
      <style:table-column-properties fo:break-before="auto" style:column-width="1.4in"/>
    </style:style>
    <style:style style:name="co48" style:family="table-column">
      <style:table-column-properties fo:break-before="auto" style:column-width="5.0374in"/>
    </style:style>
    <style:style style:name="co49" style:family="table-column">
      <style:table-column-properties fo:break-before="auto" style:column-width="2.0508in"/>
    </style:style>
    <style:style style:name="co50" style:family="table-column">
      <style:table-column-properties fo:break-before="auto" style:column-width="1.1346in"/>
    </style:style>
    <style:style style:name="co51" style:family="table-column">
      <style:table-column-properties fo:break-before="auto" style:column-width="2.1602in"/>
    </style:style>
    <style:style style:name="co52" style:family="table-column">
      <style:table-column-properties fo:break-before="auto" style:column-width="1.6425in"/>
    </style:style>
    <style:style style:name="co53" style:family="table-column">
      <style:table-column-properties fo:break-before="auto" style:column-width="4.0783in"/>
    </style:style>
    <style:style style:name="co54" style:family="table-column">
      <style:table-column-properties fo:break-before="auto" style:column-width="2.2272in"/>
    </style:style>
    <style:style style:name="co55" style:family="table-column">
      <style:table-column-properties fo:break-before="auto" style:column-width="1.5543in"/>
    </style:style>
    <style:style style:name="co56" style:family="table-column">
      <style:table-column-properties fo:break-before="auto" style:column-width="4.4756in"/>
    </style:style>
    <style:style style:name="co57" style:family="table-column">
      <style:table-column-properties fo:break-before="auto" style:column-width="2.4138in"/>
    </style:style>
    <style:style style:name="co58" style:family="table-column">
      <style:table-column-properties fo:break-before="auto" style:column-width="1.3563in"/>
    </style:style>
    <style:style style:name="co59" style:family="table-column">
      <style:table-column-properties fo:break-before="auto" style:column-width="3.7811in"/>
    </style:style>
    <style:style style:name="co60" style:family="table-column">
      <style:table-column-properties fo:break-before="auto" style:column-width="2.1827in"/>
    </style:style>
    <style:style style:name="co61" style:family="table-column">
      <style:table-column-properties fo:break-before="auto" style:column-width="1.3665in"/>
    </style:style>
    <style:style style:name="co62" style:family="table-column">
      <style:table-column-properties fo:break-before="auto" style:column-width="2.8984in"/>
    </style:style>
    <style:style style:name="co63" style:family="table-column">
      <style:table-column-properties fo:break-before="auto" style:column-width="1.7154in"/>
    </style:style>
    <style:style style:name="co64" style:family="table-column">
      <style:table-column-properties fo:break-before="auto" style:column-width="0.6693in"/>
    </style:style>
    <style:style style:name="co65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3.35in"/>
    </style:style>
    <style:style style:name="co67" style:family="table-column">
      <style:table-column-properties fo:break-before="auto" style:column-width="3.298in"/>
    </style:style>
    <style:style style:name="co68" style:family="table-column">
      <style:table-column-properties fo:break-before="auto" style:column-width="3.0575in"/>
    </style:style>
    <style:style style:name="co69" style:family="table-column">
      <style:table-column-properties fo:break-before="auto" style:column-width="2.1965in"/>
    </style:style>
    <style:style style:name="co70" style:family="table-column">
      <style:table-column-properties fo:break-before="auto" style:column-width="2.478in"/>
    </style:style>
    <style:style style:name="co71" style:family="table-column">
      <style:table-column-properties fo:break-before="auto" style:column-width="2.9791in"/>
    </style:style>
    <style:style style:name="co72" style:family="table-column">
      <style:table-column-properties fo:break-before="auto" style:column-width="1.9528in"/>
    </style:style>
    <style:style style:name="co73" style:family="table-column">
      <style:table-column-properties fo:break-before="auto" style:column-width="3.4472in"/>
    </style:style>
    <style:style style:name="co74" style:family="table-column">
      <style:table-column-properties fo:break-before="auto" style:column-width="1.9571in"/>
    </style:style>
    <style:style style:name="co75" style:family="table-column">
      <style:table-column-properties fo:break-before="auto" style:column-width="1.5272in"/>
    </style:style>
    <style:style style:name="co76" style:family="table-column">
      <style:table-column-properties fo:break-before="auto" style:column-width="1.4772in"/>
    </style:style>
    <style:style style:name="co77" style:family="table-column">
      <style:table-column-properties fo:break-before="auto" style:column-width="1.9437in"/>
    </style:style>
    <style:style style:name="co78" style:family="table-column">
      <style:table-column-properties fo:break-before="auto" style:column-width="2.0299in"/>
    </style:style>
    <style:style style:name="co79" style:family="table-column">
      <style:table-column-properties fo:break-before="auto" style:column-width="1.4646in"/>
    </style:style>
    <style:style style:name="co80" style:family="table-column">
      <style:table-column-properties fo:break-before="auto" style:column-width="1.9098in"/>
    </style:style>
    <style:style style:name="co81" style:family="table-column">
      <style:table-column-properties fo:break-before="auto" style:column-width="3.1008in"/>
    </style:style>
    <style:style style:name="co82" style:family="table-column">
      <style:table-column-properties fo:break-before="auto" style:column-width="1.3in"/>
    </style:style>
    <style:style style:name="co83" style:family="table-column">
      <style:table-column-properties fo:break-before="auto" style:column-width="1.502in"/>
    </style:style>
    <style:style style:name="co84" style:family="table-column">
      <style:table-column-properties fo:break-before="auto" style:column-width="1.8811in"/>
    </style:style>
    <style:style style:name="co85" style:family="table-column">
      <style:table-column-properties fo:break-before="auto" style:column-width="2.2091in"/>
    </style:style>
    <style:style style:name="co86" style:family="table-column">
      <style:table-column-properties fo:break-before="auto" style:column-width="1.8307in"/>
    </style:style>
    <style:style style:name="co87" style:family="table-column">
      <style:table-column-properties fo:break-before="auto" style:column-width="1.994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7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office:value-type="string" calcext:value-type="string">
            <text:p>Vila Nova de Gai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office:value-type="string" calcext:value-type="string">
            <text:p>Tondel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office:value-type="string" calcext:value-type="string">
            <text:p>São João da Madeir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office:value-type="string" calcext:value-type="string">
            <text:p>Vila Nova de Famalicã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office:value-type="string" calcext:value-type="string">
            <text:p>Castelo Branco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office:value-type="string" calcext:value-type="string">
            <text:p>Ílhav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office:value-type="string" calcext:value-type="string">
            <text:p>Bissau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office:value-type="string" calcext:value-type="string">
            <text:p>Bej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office:value-type="string" calcext:value-type="string">
            <text:p>Marinha Grande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 table:number-columns-repeated="2"/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office:value-type="string" calcext:value-type="string">
            <text:p>Vila Verde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6"/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1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18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os Açores[Nota 4] 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table:number-columns-repeated="22"/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a Madeira[Nota 4] 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21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32"/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7"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6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" table:style-name="ta2">
        <table:table-column table:style-name="co66" table:default-cell-style-name="ce3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column table:style-name="co65" table:number-columns-repeated="60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ncelho</text:p>
          </table:table-cell>
          <table:table-cell table:style-name="ce3" office:value-type="string" calcext:value-type="string">
            <text:p>Distrito</text:p>
          </table:table-cell>
          <table:table-cell table:style-name="ce3" office:value-type="string" calcext:value-type="string">
            <text:p>Partido</text:p>
          </table:table-cell>
          <table:table-cell table:style-name="ce3" office:value-type="string" calcext:value-type="string">
            <text:p>Governo liderado por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style-name="ce11" office:value-type="string" calcext:value-type="string">
            <text:p>Moçambique</text:p>
          </table:table-cell>
          <table:table-cell table:formula="of:=COUNTIF([.E$2:.E$537];[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esconhecido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Lisboa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ngola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guine´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oz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number-columns-repeated="2"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number-columns-repeated="2"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number-columns-repeated="2"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table:number-columns-repeated="2" office:value-type="string" calcext:value-type="string">
            <text:p>Índ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</text:p>
          </table:table-cell>
          <table:table-cell table:number-columns-repeated="2"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number-columns-repeated="2"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number-columns-repeated="2"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asco Futscher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number-columns-repeated="2"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number-columns-repeated="2"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Bri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Belez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Emprego e da Segurança Social</text:p>
          </table:table-cell>
          <table:table-cell table:style-name="ce4"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table:style-name="ce4"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en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Silva Peneda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Falcão e Cunha 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ugusto Mateu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Francisco Murteira Nabo</text:p>
          </table:table-cell>
          <table:table-cell table:number-columns-repeated="2"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o Ambiente </text:p>
          </table:table-cell>
          <table:table-cell office:value-type="string" calcext:value-type="string">
            <text:p>Elisa Ferreir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ultura </text:p>
          </table:table-cell>
          <table:table-cell office:value-type="string" calcext:value-type="string">
            <text:p>Manuel Maria Carrilho 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Luís Braga da Cruz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Paulo Pedroso</text:p>
          </table:table-cell>
          <table:table-cell table:number-columns-repeated="2"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Guilherme d'Oliveira Martins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Augusto Santos Silv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0" office:value-type="string" calcext:value-type="string">
            <text:p><text:a xlink:href="https://pt.wikipedia.org/wiki/Ministério_da_Educação_(Portugal)" xlink:type="simple">Ministro da Educação</text:a> </text:p>
          </table:table-cell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Sasport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6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6" office:value-type="string" calcext:value-type="string">
            <text:p>Ministro da Juventude e do Desporto</text:p>
          </table:table-cell>
          <table:table-cell office:value-type="string" calcext:value-type="string">
            <text:p>José Lell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Aveir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António Carmona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mílcar The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Pinto Ribeir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abela Rodrigu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conomia </text:p>
          </table:table-cell>
          <table:table-cell office:value-type="string" calcext:value-type="string">
            <text:p>Manuel Caldeira Cabral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</text:p>
          </table:table-cell>
          <table:table-cell office:value-type="string" calcext:value-type="string">
            <text:p>João Pedro Matos Fernandes 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João Le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 Pizar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e Estado e de Negócios Estrangeiros</text:p>
          </table:table-cell>
          <table:table-cell office:value-type="string" calcext:value-type="string">
            <text:p>Paulo Rangel</text:p>
          </table:table-cell>
          <table:table-cell office:value-type="string" calcext:value-type="string">
            <text:p>Vila Nova de G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 Estado e das Finanças</text:p>
          </table:table-cell>
          <table:table-cell office:value-type="string" calcext:value-type="string">
            <text:p>Joaquim Miranda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Leitão Amaro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Adjunto e de Coesão Territorial</text:p>
          </table:table-cell>
          <table:table-cell office:value-type="string" calcext:value-type="string">
            <text:p>Manuel Castro Almeid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Pedro Duarte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Melo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Rita Júdice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Margarida Blasc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ducação, Ciência e Inovação</text:p>
          </table:table-cell>
          <table:table-cell office:value-type="string" calcext:value-type="string">
            <text:p>Fernando Alexandre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Paula Martins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s Infraestruturas e Habitação</text:p>
          </table:table-cell>
          <table:table-cell office:value-type="string" calcext:value-type="string">
            <text:p>Miguel Pinto L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Pedro Re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Maria do Rosário Palma Ramal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Ambiente e Energia</text:p>
          </table:table-cell>
          <table:table-cell office:value-type="string" calcext:value-type="string">
            <text:p>Maria da 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ventude e Modernização</text:p>
          </table:table-cell>
          <table:table-cell office:value-type="string" calcext:value-type="string">
            <text:p>Margarida Balseiro Lopes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Agricultura e Pesca</text:p>
          </table:table-cell>
          <table:table-cell office:value-type="string" calcext:value-type="string">
            <text:p>José Manuel Fernandes</text:p>
          </table:table-cell>
          <table:table-cell office:value-type="string" calcext:value-type="string">
            <text:p>Vila Ver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Dalila Rodrigues</text:p>
          </table:table-cell>
          <table:table-cell office:value-type="string" calcext:value-type="string">
            <text:p>Penedon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_total" table:style-name="ta2">
        <office:forms form:automatic-focus="false" form:apply-design-mode="false"/>
        <table:table-column table:style-name="co66" table:default-cell-style-name="ce3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column table:style-name="co65" table:number-columns-repeated="60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ncelho</text:p>
          </table:table-cell>
          <table:table-cell table:style-name="ce3" office:value-type="string" calcext:value-type="string">
            <text:p>Distrito</text:p>
          </table:table-cell>
          <table:table-cell table:style-name="ce3" office:value-type="string" calcext:value-type="string">
            <text:p>Partido</text:p>
          </table:table-cell>
          <table:table-cell table:style-name="ce3" office:value-type="string" calcext:value-type="string">
            <text:p>Governo liderado por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number-columns-repeated="2"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number-columns-repeated="2"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number-columns-repeated="2"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Vila Franca de Xir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table:number-columns-repeated="2" office:value-type="string" calcext:value-type="string">
            <text:p>Índ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</text:p>
          </table:table-cell>
          <table:table-cell table:number-columns-repeated="2"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number-columns-repeated="2"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number-columns-repeated="2"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asco Futscher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number-columns-repeated="2"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number-columns-repeated="2"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Bri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Belez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Emprego e da Segurança Social</text:p>
          </table:table-cell>
          <table:table-cell table:style-name="ce4"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table:style-name="ce4"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en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Silva Peneda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Falcão e Cunha 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ugusto Mateu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Francisco Murteira Nabo</text:p>
          </table:table-cell>
          <table:table-cell table:number-columns-repeated="2"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o Ambiente </text:p>
          </table:table-cell>
          <table:table-cell office:value-type="string" calcext:value-type="string">
            <text:p>Elisa Ferreir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ultura </text:p>
          </table:table-cell>
          <table:table-cell office:value-type="string" calcext:value-type="string">
            <text:p>Manuel Maria Carrilho 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Luís Braga da Cruz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Paulo Pedroso</text:p>
          </table:table-cell>
          <table:table-cell table:number-columns-repeated="2"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Guilherme d'Oliveira Martins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Augusto Santos Silv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V Governo Constitucional de Portugal</text:p>
          </table:table-cell>
          <table:table-cell table:style-name="ce10" office:value-type="string" calcext:value-type="string">
            <text:p><text:a xlink:href="https://pt.wikipedia.org/wiki/Ministério_da_Educação_(Portugal)" xlink:type="simple">Ministro da Educação</text:a> </text:p>
          </table:table-cell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Sasport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6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6" office:value-type="string" calcext:value-type="string">
            <text:p>Ministro da Juventude e do Desporto</text:p>
          </table:table-cell>
          <table:table-cell office:value-type="string" calcext:value-type="string">
            <text:p>José Lell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Aveir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António Carmona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mílcar The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Pinto Ribeir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abela Rodrigu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conomia </text:p>
          </table:table-cell>
          <table:table-cell office:value-type="string" calcext:value-type="string">
            <text:p>Manuel Caldeira Cabral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</text:p>
          </table:table-cell>
          <table:table-cell office:value-type="string" calcext:value-type="string">
            <text:p>João Pedro Matos Fernandes 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João Le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 Pizar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e Estado e de Negócios Estrangeiros</text:p>
          </table:table-cell>
          <table:table-cell office:value-type="string" calcext:value-type="string">
            <text:p>Paulo Rangel</text:p>
          </table:table-cell>
          <table:table-cell office:value-type="string" calcext:value-type="string">
            <text:p>Vila Nova de G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 Estado e das Finanças</text:p>
          </table:table-cell>
          <table:table-cell office:value-type="string" calcext:value-type="string">
            <text:p>Joaquim Miranda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Leitão Amaro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Adjunto e de Coesão Territorial</text:p>
          </table:table-cell>
          <table:table-cell office:value-type="string" calcext:value-type="string">
            <text:p>Manuel Castro Almeid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Pedro Duarte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Melo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Rita Júdice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Margarida Blasc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ducação, Ciência e Inovação</text:p>
          </table:table-cell>
          <table:table-cell office:value-type="string" calcext:value-type="string">
            <text:p>Fernando Alexandre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Paula Martins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s Infraestruturas e Habitação</text:p>
          </table:table-cell>
          <table:table-cell office:value-type="string" calcext:value-type="string">
            <text:p>Miguel Pinto L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Pedro Re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Maria do Rosário Palma Ramal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Ambiente e Energia</text:p>
          </table:table-cell>
          <table:table-cell office:value-type="string" calcext:value-type="string">
            <text:p>Maria da 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ventude e Modernização</text:p>
          </table:table-cell>
          <table:table-cell office:value-type="string" calcext:value-type="string">
            <text:p>Margarida Balseiro Lopes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Agricultura e Pesca</text:p>
          </table:table-cell>
          <table:table-cell office:value-type="string" calcext:value-type="string">
            <text:p>José Manuel Fernandes</text:p>
          </table:table-cell>
          <table:table-cell office:value-type="string" calcext:value-type="string">
            <text:p>Vila Ver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Dalila Rodrigues</text:p>
          </table:table-cell>
          <table:table-cell office:value-type="string" calcext:value-type="string">
            <text:p>Penedon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_total_stats" table:style-name="ta2">
        <office:forms form:automatic-focus="false" form:apply-design-mode="false"/>
        <table:table-column table:style-name="co74" table:default-cell-style-name="Default"/>
        <table:table-column table:style-name="co75" table:default-cell-style-name="ce14"/>
        <table:table-column table:style-name="co76" table:default-cell-style-name="ce14"/>
        <table:table-column table:style-name="co65" table:number-columns-repeated="2" table:default-cell-style-name="Default"/>
        <table:table-column table:style-name="co65" table:default-cell-style-name="ce14"/>
        <table:table-column table:style-name="co77" table:default-cell-style-name="ce14"/>
        <table:table-row table:style-name="ro1">
          <table:table-cell table:style-name="ce3" office:value-type="string" calcext:value-type="string">
            <text:p>Concelho</text:p>
          </table:table-cell>
          <table:table-cell office:value-type="string" calcext:value-type="string">
            <text:p>Absolutos</text:p>
          </table:table-cell>
          <table:table-cell office:value-type="string" calcext:value-type="string">
            <text:p>Percentagem</text:p>
          </table:table-cell>
          <table:table-cell/>
          <table:table-cell table:style-name="ce3" office:value-type="string" calcext:value-type="string">
            <text:p>Distrito</text:p>
          </table:table-cell>
          <table:table-cell office:value-type="string" calcext:value-type="string">
            <text:p>Absolutos</text:p>
          </table:table-cell>
          <table:table-cell office:value-type="string" calcext:value-type="string">
            <text:p>Percentagem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formula="of:=COUNTIF([$Lista_total.D$2:.D$550];[.A2])" office:value-type="float" office:value="4" calcext:value-type="float">
            <text:p>4</text:p>
          </table:table-cell>
          <table:table-cell table:style-name="ce15" table:formula="of:=([.B2]*100)/536" office:value-type="float" office:value="0.746268656716418" calcext:value-type="float">
            <text:p>0.7</text:p>
          </table:table-cell>
          <table:table-cell/>
          <table:table-cell office:value-type="string" calcext:value-type="string">
            <text:p>Açores</text:p>
          </table:table-cell>
          <table:table-cell table:formula="of:=COUNTIF([$Lista_total.E$2:.E$550];[.E2])" office:value-type="float" office:value="10" calcext:value-type="float">
            <text:p>10</text:p>
          </table:table-cell>
          <table:table-cell table:style-name="ce15" table:formula="of:=([.F2]*100)/536" office:value-type="float" office:value="1.86567164179104" calcext:value-type="float">
            <text:p>1.9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formula="of:=COUNTIF([$Lista_total.D$2:.D$550];[.A3])" office:value-type="float" office:value="3" calcext:value-type="float">
            <text:p>3</text:p>
          </table:table-cell>
          <table:table-cell table:style-name="ce15" table:formula="of:=([.B3]*100)/536" office:value-type="float" office:value="0.559701492537313" calcext:value-type="float">
            <text:p>0.6</text:p>
          </table:table-cell>
          <table:table-cell/>
          <table:table-cell office:value-type="string" calcext:value-type="string">
            <text:p>Angola</text:p>
          </table:table-cell>
          <table:table-cell table:formula="of:=COUNTIF([$Lista_total.E$2:.E$550];[.E3])" office:value-type="float" office:value="21" calcext:value-type="float">
            <text:p>21</text:p>
          </table:table-cell>
          <table:table-cell table:style-name="ce15" table:formula="of:=([.F3]*100)/536" office:value-type="float" office:value="3.91791044776119" calcext:value-type="float">
            <text:p>3.9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formula="of:=COUNTIF([$Lista_total.D$2:.D$550];[.A4])" office:value-type="float" office:value="2" calcext:value-type="float">
            <text:p>2</text:p>
          </table:table-cell>
          <table:table-cell table:style-name="ce15" table:formula="of:=([.B4]*100)/536" office:value-type="float" office:value="0.373134328358209" calcext:value-type="float">
            <text:p>0.4</text:p>
          </table:table-cell>
          <table:table-cell/>
          <table:table-cell office:value-type="string" calcext:value-type="string">
            <text:p>Aveiro</text:p>
          </table:table-cell>
          <table:table-cell table:formula="of:=COUNTIF([$Lista_total.E$2:.E$550];[.E4])" office:value-type="float" office:value="22" calcext:value-type="float">
            <text:p>22</text:p>
          </table:table-cell>
          <table:table-cell table:style-name="ce15" table:formula="of:=([.F4]*100)/536" office:value-type="float" office:value="4.1044776119403" calcext:value-type="float">
            <text:p>4.1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formula="of:=COUNTIF([$Lista_total.D$2:.D$550];[.A5])" office:value-type="float" office:value="2" calcext:value-type="float">
            <text:p>2</text:p>
          </table:table-cell>
          <table:table-cell table:style-name="ce15" table:formula="of:=([.B5]*100)/536" office:value-type="float" office:value="0.373134328358209" calcext:value-type="float">
            <text:p>0.4</text:p>
          </table:table-cell>
          <table:table-cell/>
          <table:table-cell office:value-type="string" calcext:value-type="string">
            <text:p>Beja</text:p>
          </table:table-cell>
          <table:table-cell table:formula="of:=COUNTIF([$Lista_total.E$2:.E$550];[.E5])" office:value-type="float" office:value="5" calcext:value-type="float">
            <text:p>5</text:p>
          </table:table-cell>
          <table:table-cell table:style-name="ce15" table:formula="of:=([.F5]*100)/536" office:value-type="float" office:value="0.932835820895522" calcext:value-type="float">
            <text:p>0.9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formula="of:=COUNTIF([$Lista_total.D$2:.D$550];[.A6])" office:value-type="float" office:value="5" calcext:value-type="float">
            <text:p>5</text:p>
          </table:table-cell>
          <table:table-cell table:style-name="ce15" table:formula="of:=([.B6]*100)/536" office:value-type="float" office:value="0.932835820895522" calcext:value-type="float">
            <text:p>0.9</text:p>
          </table:table-cell>
          <table:table-cell/>
          <table:table-cell office:value-type="string" calcext:value-type="string">
            <text:p>Braga</text:p>
          </table:table-cell>
          <table:table-cell table:formula="of:=COUNTIF([$Lista_total.E$2:.E$550];[.E6])" office:value-type="float" office:value="21" calcext:value-type="float">
            <text:p>21</text:p>
          </table:table-cell>
          <table:table-cell table:style-name="ce15" table:formula="of:=([.F6]*100)/536" office:value-type="float" office:value="3.91791044776119" calcext:value-type="float">
            <text:p>3.9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formula="of:=COUNTIF([$Lista_total.D$2:.D$550];[.A7])" office:value-type="float" office:value="2" calcext:value-type="float">
            <text:p>2</text:p>
          </table:table-cell>
          <table:table-cell table:style-name="ce15" table:formula="of:=([.B7]*100)/536" office:value-type="float" office:value="0.373134328358209" calcext:value-type="float">
            <text:p>0.4</text:p>
          </table:table-cell>
          <table:table-cell/>
          <table:table-cell office:value-type="string" calcext:value-type="string">
            <text:p>Bragança</text:p>
          </table:table-cell>
          <table:table-cell table:formula="of:=COUNTIF([$Lista_total.E$2:.E$550];[.E7])" office:value-type="float" office:value="5" calcext:value-type="float">
            <text:p>5</text:p>
          </table:table-cell>
          <table:table-cell table:style-name="ce15" table:formula="of:=([.F7]*100)/536" office:value-type="float" office:value="0.932835820895522" calcext:value-type="float">
            <text:p>0.9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formula="of:=COUNTIF([$Lista_total.D$2:.D$550];[.A8])" office:value-type="float" office:value="1" calcext:value-type="float">
            <text:p>1</text:p>
          </table:table-cell>
          <table:table-cell table:style-name="ce15" table:formula="of:=([.B8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Cabo Verde</text:p>
          </table:table-cell>
          <table:table-cell table:formula="of:=COUNTIF([$Lista_total.E$2:.E$550];[.E8])" office:value-type="float" office:value="1" calcext:value-type="float">
            <text:p>1</text:p>
          </table:table-cell>
          <table:table-cell table:style-name="ce15" table:formula="of:=([.F8]*100)/536" office:value-type="float" office:value="0.186567164179105" calcext:value-type="float">
            <text:p>0.2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formula="of:=COUNTIF([$Lista_total.D$2:.D$550];[.A9])" office:value-type="float" office:value="3" calcext:value-type="float">
            <text:p>3</text:p>
          </table:table-cell>
          <table:table-cell table:style-name="ce15" table:formula="of:=([.B9]*100)/536" office:value-type="float" office:value="0.559701492537313" calcext:value-type="float">
            <text:p>0.6</text:p>
          </table:table-cell>
          <table:table-cell/>
          <table:table-cell office:value-type="string" calcext:value-type="string">
            <text:p>Castelo Branco</text:p>
          </table:table-cell>
          <table:table-cell table:formula="of:=COUNTIF([$Lista_total.E$2:.E$550];[.E9])" office:value-type="float" office:value="13" calcext:value-type="float">
            <text:p>13</text:p>
          </table:table-cell>
          <table:table-cell table:style-name="ce15" table:formula="of:=([.F9]*100)/536" office:value-type="float" office:value="2.42537313432836" calcext:value-type="float">
            <text:p>2.4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formula="of:=COUNTIF([$Lista_total.D$2:.D$550];[.A10])" office:value-type="float" office:value="2" calcext:value-type="float">
            <text:p>2</text:p>
          </table:table-cell>
          <table:table-cell table:style-name="ce15" table:formula="of:=([.B10]*100)/536" office:value-type="float" office:value="0.373134328358209" calcext:value-type="float">
            <text:p>0.4</text:p>
          </table:table-cell>
          <table:table-cell/>
          <table:table-cell office:value-type="string" calcext:value-type="string">
            <text:p>Coimbra</text:p>
          </table:table-cell>
          <table:table-cell table:formula="of:=COUNTIF([$Lista_total.E$2:.E$550];[.E10])" office:value-type="float" office:value="39" calcext:value-type="float">
            <text:p>39</text:p>
          </table:table-cell>
          <table:table-cell table:style-name="ce15" table:formula="of:=([.F10]*100)/536" office:value-type="float" office:value="7.27611940298507" calcext:value-type="float">
            <text:p>7.3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formula="of:=COUNTIF([$Lista_total.D$2:.D$550];[.A11])" office:value-type="float" office:value="3" calcext:value-type="float">
            <text:p>3</text:p>
          </table:table-cell>
          <table:table-cell table:style-name="ce15" table:formula="of:=([.B11]*100)/536" office:value-type="float" office:value="0.559701492537313" calcext:value-type="float">
            <text:p>0.6</text:p>
          </table:table-cell>
          <table:table-cell/>
          <table:table-cell office:value-type="string" calcext:value-type="string">
            <text:p>Desconhecido</text:p>
          </table:table-cell>
          <table:table-cell table:formula="of:=COUNTIF([$Lista_total.E$2:.E$550];[.E11])" office:value-type="float" office:value="23" calcext:value-type="float">
            <text:p>23</text:p>
          </table:table-cell>
          <table:table-cell table:style-name="ce15" table:formula="of:=([.F11]*100)/536" office:value-type="float" office:value="4.2910447761194" calcext:value-type="float">
            <text:p>4.3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formula="of:=COUNTIF([$Lista_total.D$2:.D$550];[.A12])" office:value-type="float" office:value="1" calcext:value-type="float">
            <text:p>1</text:p>
          </table:table-cell>
          <table:table-cell table:style-name="ce15" table:formula="of:=([.B12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Évora</text:p>
          </table:table-cell>
          <table:table-cell table:formula="of:=COUNTIF([$Lista_total.E$2:.E$550];[.E12])" office:value-type="float" office:value="5" calcext:value-type="float">
            <text:p>5</text:p>
          </table:table-cell>
          <table:table-cell table:style-name="ce15" table:formula="of:=([.F12]*100)/536" office:value-type="float" office:value="0.932835820895522" calcext:value-type="float">
            <text:p>0.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COUNTIF([$Lista_total.D$2:.D$550];[.A13])" office:value-type="float" office:value="21" calcext:value-type="float">
            <text:p>21</text:p>
          </table:table-cell>
          <table:table-cell table:style-name="ce15" table:formula="of:=([.B13]*100)/536" office:value-type="float" office:value="3.91791044776119" calcext:value-type="float">
            <text:p>3.9</text:p>
          </table:table-cell>
          <table:table-cell/>
          <table:table-cell office:value-type="string" calcext:value-type="string">
            <text:p>Faro</text:p>
          </table:table-cell>
          <table:table-cell table:formula="of:=COUNTIF([$Lista_total.E$2:.E$550];[.E13])" office:value-type="float" office:value="6" calcext:value-type="float">
            <text:p>6</text:p>
          </table:table-cell>
          <table:table-cell table:style-name="ce15" table:formula="of:=([.F13]*100)/536" office:value-type="float" office:value="1.11940298507463" calcext:value-type="float">
            <text:p>1.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formula="of:=COUNTIF([$Lista_total.D$2:.D$550];[.A14])" office:value-type="float" office:value="3" calcext:value-type="float">
            <text:p>3</text:p>
          </table:table-cell>
          <table:table-cell table:style-name="ce15" table:formula="of:=([.B14]*100)/536" office:value-type="float" office:value="0.559701492537313" calcext:value-type="float">
            <text:p>0.6</text:p>
          </table:table-cell>
          <table:table-cell/>
          <table:table-cell office:value-type="string" calcext:value-type="string">
            <text:p>Guarda</text:p>
          </table:table-cell>
          <table:table-cell table:formula="of:=COUNTIF([$Lista_total.E$2:.E$550];[.E14])" office:value-type="float" office:value="11" calcext:value-type="float">
            <text:p>11</text:p>
          </table:table-cell>
          <table:table-cell table:style-name="ce15" table:formula="of:=([.F14]*100)/536" office:value-type="float" office:value="2.05223880597015" calcext:value-type="float">
            <text:p>2.1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formula="of:=COUNTIF([$Lista_total.D$2:.D$550];[.A15])" office:value-type="float" office:value="1" calcext:value-type="float">
            <text:p>1</text:p>
          </table:table-cell>
          <table:table-cell table:style-name="ce15" table:formula="of:=([.B15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Guiné-Bissau</text:p>
          </table:table-cell>
          <table:table-cell table:formula="of:=COUNTIF([$Lista_total.E$2:.E$550];[.E15])" office:value-type="float" office:value="4" calcext:value-type="float">
            <text:p>4</text:p>
          </table:table-cell>
          <table:table-cell table:style-name="ce15" table:formula="of:=([.F15]*100)/536" office:value-type="float" office:value="0.746268656716418" calcext:value-type="float">
            <text:p>0.7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formula="of:=COUNTIF([$Lista_total.D$2:.D$550];[.A16])" office:value-type="float" office:value="1" calcext:value-type="float">
            <text:p>1</text:p>
          </table:table-cell>
          <table:table-cell table:style-name="ce15" table:formula="of:=([.B16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Índia</text:p>
          </table:table-cell>
          <table:table-cell table:formula="of:=COUNTIF([$Lista_total.E$2:.E$550];[.E16])" office:value-type="float" office:value="3" calcext:value-type="float">
            <text:p>3</text:p>
          </table:table-cell>
          <table:table-cell table:style-name="ce15" table:formula="of:=([.F16]*100)/536" office:value-type="float" office:value="0.559701492537313" calcext:value-type="float">
            <text:p>0.6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formula="of:=COUNTIF([$Lista_total.D$2:.D$550];[.A17])" office:value-type="float" office:value="1" calcext:value-type="float">
            <text:p>1</text:p>
          </table:table-cell>
          <table:table-cell table:style-name="ce15" table:formula="of:=([.B17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Leiria</text:p>
          </table:table-cell>
          <table:table-cell table:formula="of:=COUNTIF([$Lista_total.E$2:.E$550];[.E17])" office:value-type="float" office:value="26" calcext:value-type="float">
            <text:p>26</text:p>
          </table:table-cell>
          <table:table-cell table:style-name="ce15" table:formula="of:=([.F17]*100)/536" office:value-type="float" office:value="4.85074626865672" calcext:value-type="float">
            <text:p>4.9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formula="of:=COUNTIF([$Lista_total.D$2:.D$550];[.A18])" office:value-type="float" office:value="1" calcext:value-type="float">
            <text:p>1</text:p>
          </table:table-cell>
          <table:table-cell table:style-name="ce15" table:formula="of:=([.B18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Lisboa</text:p>
          </table:table-cell>
          <table:table-cell table:formula="of:=COUNTIF([$Lista_total.E$2:.E$550];[.E18])" office:value-type="float" office:value="191" calcext:value-type="float">
            <text:p>191</text:p>
          </table:table-cell>
          <table:table-cell table:style-name="ce15" table:formula="of:=([.F18]*100)/536" office:value-type="float" office:value="35.634328358209" calcext:value-type="float">
            <text:p>35.6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formula="of:=COUNTIF([$Lista_total.D$2:.D$550];[.A19])" office:value-type="float" office:value="2" calcext:value-type="float">
            <text:p>2</text:p>
          </table:table-cell>
          <table:table-cell table:style-name="ce15" table:formula="of:=([.B19]*100)/536" office:value-type="float" office:value="0.373134328358209" calcext:value-type="float">
            <text:p>0.4</text:p>
          </table:table-cell>
          <table:table-cell/>
          <table:table-cell office:value-type="string" calcext:value-type="string">
            <text:p>Moçambique</text:p>
          </table:table-cell>
          <table:table-cell table:formula="of:=COUNTIF([$Lista_total.E$2:.E$550];[.E19])" office:value-type="float" office:value="3" calcext:value-type="float">
            <text:p>3</text:p>
          </table:table-cell>
          <table:table-cell table:style-name="ce15" table:formula="of:=([.F19]*100)/536" office:value-type="float" office:value="0.559701492537313" calcext:value-type="float">
            <text:p>0.6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formula="of:=COUNTIF([$Lista_total.D$2:.D$550];[.A20])" office:value-type="float" office:value="3" calcext:value-type="float">
            <text:p>3</text:p>
          </table:table-cell>
          <table:table-cell table:style-name="ce15" table:formula="of:=([.B20]*100)/536" office:value-type="float" office:value="0.559701492537313" calcext:value-type="float">
            <text:p>0.6</text:p>
          </table:table-cell>
          <table:table-cell/>
          <table:table-cell office:value-type="string" calcext:value-type="string">
            <text:p>Portalegre</text:p>
          </table:table-cell>
          <table:table-cell table:formula="of:=COUNTIF([$Lista_total.E$2:.E$550];[.E20])" office:value-type="float" office:value="5" calcext:value-type="float">
            <text:p>5</text:p>
          </table:table-cell>
          <table:table-cell table:style-name="ce15" table:formula="of:=([.F20]*100)/536" office:value-type="float" office:value="0.932835820895522" calcext:value-type="float">
            <text:p>0.9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formula="of:=COUNTIF([$Lista_total.D$2:.D$550];[.A21])" office:value-type="float" office:value="4" calcext:value-type="float">
            <text:p>4</text:p>
          </table:table-cell>
          <table:table-cell table:style-name="ce15" table:formula="of:=([.B21]*100)/536" office:value-type="float" office:value="0.746268656716418" calcext:value-type="float">
            <text:p>0.7</text:p>
          </table:table-cell>
          <table:table-cell/>
          <table:table-cell office:value-type="string" calcext:value-type="string">
            <text:p>Porto</text:p>
          </table:table-cell>
          <table:table-cell table:formula="of:=COUNTIF([$Lista_total.E$2:.E$550];[.E21])" office:value-type="float" office:value="59" calcext:value-type="float">
            <text:p>59</text:p>
          </table:table-cell>
          <table:table-cell table:style-name="ce15" table:formula="of:=([.F21]*100)/536" office:value-type="float" office:value="11.0074626865672" calcext:value-type="float">
            <text:p>11.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formula="of:=COUNTIF([$Lista_total.D$2:.D$550];[.A22])" office:value-type="float" office:value="5" calcext:value-type="float">
            <text:p>5</text:p>
          </table:table-cell>
          <table:table-cell table:style-name="ce15" table:formula="of:=([.B22]*100)/536" office:value-type="float" office:value="0.932835820895522" calcext:value-type="float">
            <text:p>0.9</text:p>
          </table:table-cell>
          <table:table-cell/>
          <table:table-cell office:value-type="string" calcext:value-type="string">
            <text:p>Santarém</text:p>
          </table:table-cell>
          <table:table-cell table:formula="of:=COUNTIF([$Lista_total.E$2:.E$550];[.E22])" office:value-type="float" office:value="15" calcext:value-type="float">
            <text:p>15</text:p>
          </table:table-cell>
          <table:table-cell table:style-name="ce15" table:formula="of:=([.F22]*100)/536" office:value-type="float" office:value="2.79850746268657" calcext:value-type="float">
            <text:p>2.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formula="of:=COUNTIF([$Lista_total.D$2:.D$550];[.A23])" office:value-type="float" office:value="1" calcext:value-type="float">
            <text:p>1</text:p>
          </table:table-cell>
          <table:table-cell table:style-name="ce15" table:formula="of:=([.B23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Setúbal</text:p>
          </table:table-cell>
          <table:table-cell table:formula="of:=COUNTIF([$Lista_total.E$2:.E$550];[.E23])" office:value-type="float" office:value="16" calcext:value-type="float">
            <text:p>16</text:p>
          </table:table-cell>
          <table:table-cell table:style-name="ce15" table:formula="of:=([.F23]*100)/536" office:value-type="float" office:value="2.98507462686567" calcext:value-type="float">
            <text:p>3.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formula="of:=COUNTIF([$Lista_total.D$2:.D$550];[.A24])" office:value-type="float" office:value="1" calcext:value-type="float">
            <text:p>1</text:p>
          </table:table-cell>
          <table:table-cell table:style-name="ce15" table:formula="of:=([.B24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Viana do Castelo</text:p>
          </table:table-cell>
          <table:table-cell table:formula="of:=COUNTIF([$Lista_total.E$2:.E$550];[.E24])" office:value-type="float" office:value="5" calcext:value-type="float">
            <text:p>5</text:p>
          </table:table-cell>
          <table:table-cell table:style-name="ce15" table:formula="of:=([.F24]*100)/536" office:value-type="float" office:value="0.932835820895522" calcext:value-type="float">
            <text:p>0.9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formula="of:=COUNTIF([$Lista_total.D$2:.D$550];[.A25])" office:value-type="float" office:value="1" calcext:value-type="float">
            <text:p>1</text:p>
          </table:table-cell>
          <table:table-cell table:style-name="ce15" table:formula="of:=([.B25]*100)/536" office:value-type="float" office:value="0.186567164179105" calcext:value-type="float">
            <text:p>0.2</text:p>
          </table:table-cell>
          <table:table-cell/>
          <table:table-cell office:value-type="string" calcext:value-type="string">
            <text:p>Vila Real</text:p>
          </table:table-cell>
          <table:table-cell table:formula="of:=COUNTIF([$Lista_total.E$2:.E$550];[.E25])" office:value-type="float" office:value="11" calcext:value-type="float">
            <text:p>11</text:p>
          </table:table-cell>
          <table:table-cell table:style-name="ce15" table:formula="of:=([.F25]*100)/536" office:value-type="float" office:value="2.05223880597015" calcext:value-type="float">
            <text:p>2.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formula="of:=COUNTIF([$Lista_total.D$2:.D$550];[.A26])" office:value-type="float" office:value="2" calcext:value-type="float">
            <text:p>2</text:p>
          </table:table-cell>
          <table:table-cell table:style-name="ce15" table:formula="of:=([.B26]*100)/536" office:value-type="float" office:value="0.373134328358209" calcext:value-type="float">
            <text:p>0.4</text:p>
          </table:table-cell>
          <table:table-cell/>
          <table:table-cell office:value-type="string" calcext:value-type="string">
            <text:p>Viseu</text:p>
          </table:table-cell>
          <table:table-cell table:formula="of:=COUNTIF([$Lista_total.E$2:.E$550];[.E26])" office:value-type="float" office:value="16" calcext:value-type="float">
            <text:p>16</text:p>
          </table:table-cell>
          <table:table-cell table:style-name="ce15" table:formula="of:=([.F26]*100)/536" office:value-type="float" office:value="2.98507462686567" calcext:value-type="float">
            <text:p>3.0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formula="of:=COUNTIF([$Lista_total.D$2:.D$550];[.A27])" office:value-type="float" office:value="4" calcext:value-type="float">
            <text:p>4</text:p>
          </table:table-cell>
          <table:table-cell table:style-name="ce15" table:formula="of:=([.B27]*100)/536" office:value-type="float" office:value="0.746268656716418" calcext:value-type="float">
            <text:p>0.7</text:p>
          </table:table-cell>
          <table:table-cell/>
          <table:table-cell office:value-type="string" calcext:value-type="string">
            <text:p>Total</text:p>
          </table:table-cell>
          <table:table-cell table:formula="of:=SUM([.F2:.F26])" office:value-type="float" office:value="536" calcext:value-type="float">
            <text:p>536</text:p>
          </table:table-cell>
          <table:table-cell table:style-name="ce15"/>
        </table:table-row>
        <table:table-row table:style-name="ro1">
          <table:table-cell office:value-type="string" calcext:value-type="string">
            <text:p>Chamusca</text:p>
          </table:table-cell>
          <table:table-cell table:formula="of:=COUNTIF([$Lista_total.D$2:.D$550];[.A28])" office:value-type="float" office:value="1" calcext:value-type="float">
            <text:p>1</text:p>
          </table:table-cell>
          <table:table-cell table:style-name="ce15" table:formula="of:=([.B28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s</text:p>
          </table:table-cell>
          <table:table-cell table:formula="of:=COUNTIF([$Lista_total.D$2:.D$550];[.A29])" office:value-type="float" office:value="1" calcext:value-type="float">
            <text:p>1</text:p>
          </table:table-cell>
          <table:table-cell table:style-name="ce15" table:formula="of:=([.B29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mbra</text:p>
          </table:table-cell>
          <table:table-cell table:formula="of:=COUNTIF([$Lista_total.D$2:.D$550];[.A30])" office:value-type="float" office:value="27" calcext:value-type="float">
            <text:p>27</text:p>
          </table:table-cell>
          <table:table-cell table:style-name="ce15" table:formula="of:=([.B30]*100)/536" office:value-type="float" office:value="5.03731343283582" calcext:value-type="float">
            <text:p>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ilhã</text:p>
          </table:table-cell>
          <table:table-cell table:formula="of:=COUNTIF([$Lista_total.D$2:.D$550];[.A31])" office:value-type="float" office:value="5" calcext:value-type="float">
            <text:p>5</text:p>
          </table:table-cell>
          <table:table-cell table:style-name="ce15" table:formula="of:=([.B31]*100)/536" office:value-type="float" office:value="0.932835820895522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onhecido</text:p>
          </table:table-cell>
          <table:table-cell table:formula="of:=COUNTIF([$Lista_total.D$2:.D$550];[.A32])" office:value-type="float" office:value="23" calcext:value-type="float">
            <text:p>23</text:p>
          </table:table-cell>
          <table:table-cell table:style-name="ce15" table:formula="of:=([.B32]*100)/536" office:value-type="float" office:value="4.2910447761194" calcext:value-type="float">
            <text:p>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inho</text:p>
          </table:table-cell>
          <table:table-cell table:formula="of:=COUNTIF([$Lista_total.D$2:.D$550];[.A33])" office:value-type="float" office:value="1" calcext:value-type="float">
            <text:p>1</text:p>
          </table:table-cell>
          <table:table-cell table:style-name="ce15" table:formula="of:=([.B33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sende</text:p>
          </table:table-cell>
          <table:table-cell table:formula="of:=COUNTIF([$Lista_total.D$2:.D$550];[.A34])" office:value-type="float" office:value="5" calcext:value-type="float">
            <text:p>5</text:p>
          </table:table-cell>
          <table:table-cell table:style-name="ce15" table:formula="of:=([.B34]*100)/536" office:value-type="float" office:value="0.932835820895522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rreja</text:p>
          </table:table-cell>
          <table:table-cell table:formula="of:=COUNTIF([$Lista_total.D$2:.D$550];[.A35])" office:value-type="float" office:value="2" calcext:value-type="float">
            <text:p>2</text:p>
          </table:table-cell>
          <table:table-cell table:style-name="ce15" table:formula="of:=([.B35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emoz</text:p>
          </table:table-cell>
          <table:table-cell table:formula="of:=COUNTIF([$Lista_total.D$2:.D$550];[.A36])" office:value-type="float" office:value="1" calcext:value-type="float">
            <text:p>1</text:p>
          </table:table-cell>
          <table:table-cell table:style-name="ce15" table:formula="of:=([.B36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vora</text:p>
          </table:table-cell>
          <table:table-cell table:formula="of:=COUNTIF([$Lista_total.D$2:.D$550];[.A37])" office:value-type="float" office:value="1" calcext:value-type="float">
            <text:p>1</text:p>
          </table:table-cell>
          <table:table-cell table:style-name="ce15" table:formula="of:=([.B37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Alentejo</text:p>
          </table:table-cell>
          <table:table-cell table:formula="of:=COUNTIF([$Lista_total.D$2:.D$550];[.A38])" office:value-type="float" office:value="1" calcext:value-type="float">
            <text:p>1</text:p>
          </table:table-cell>
          <table:table-cell table:style-name="ce15" table:formula="of:=([.B38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a Foz</text:p>
          </table:table-cell>
          <table:table-cell table:formula="of:=COUNTIF([$Lista_total.D$2:.D$550];[.A39])" office:value-type="float" office:value="2" calcext:value-type="float">
            <text:p>2</text:p>
          </table:table-cell>
          <table:table-cell table:style-name="ce15" table:formula="of:=([.B39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ão</text:p>
          </table:table-cell>
          <table:table-cell table:formula="of:=COUNTIF([$Lista_total.D$2:.D$550];[.A40])" office:value-type="float" office:value="1" calcext:value-type="float">
            <text:p>1</text:p>
          </table:table-cell>
          <table:table-cell table:style-name="ce15" table:formula="of:=([.B40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egã</text:p>
          </table:table-cell>
          <table:table-cell table:formula="of:=COUNTIF([$Lista_total.D$2:.D$550];[.A41])" office:value-type="float" office:value="2" calcext:value-type="float">
            <text:p>2</text:p>
          </table:table-cell>
          <table:table-cell table:style-name="ce15" table:formula="of:=([.B41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domar</text:p>
          </table:table-cell>
          <table:table-cell table:formula="of:=COUNTIF([$Lista_total.D$2:.D$550];[.A42])" office:value-type="float" office:value="3" calcext:value-type="float">
            <text:p>3</text:p>
          </table:table-cell>
          <table:table-cell table:style-name="ce15" table:formula="of:=([.B42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</text:p>
          </table:table-cell>
          <table:table-cell table:formula="of:=COUNTIF([$Lista_total.D$2:.D$550];[.A43])" office:value-type="float" office:value="2" calcext:value-type="float">
            <text:p>2</text:p>
          </table:table-cell>
          <table:table-cell table:style-name="ce15" table:formula="of:=([.B43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marães</text:p>
          </table:table-cell>
          <table:table-cell table:formula="of:=COUNTIF([$Lista_total.D$2:.D$550];[.A44])" office:value-type="float" office:value="4" calcext:value-type="float">
            <text:p>4</text:p>
          </table:table-cell>
          <table:table-cell table:style-name="ce15" table:formula="of:=([.B44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é-Bissau</text:p>
          </table:table-cell>
          <table:table-cell table:formula="of:=COUNTIF([$Lista_total.D$2:.D$550];[.A45])" office:value-type="float" office:value="4" calcext:value-type="float">
            <text:p>4</text:p>
          </table:table-cell>
          <table:table-cell table:style-name="ce15" table:formula="of:=([.B45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nha-a-Nova</text:p>
          </table:table-cell>
          <table:table-cell table:formula="of:=COUNTIF([$Lista_total.D$2:.D$550];[.A46])" office:value-type="float" office:value="2" calcext:value-type="float">
            <text:p>2</text:p>
          </table:table-cell>
          <table:table-cell table:style-name="ce15" table:formula="of:=([.B46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havo</text:p>
          </table:table-cell>
          <table:table-cell table:formula="of:=COUNTIF([$Lista_total.D$2:.D$550];[.A47])" office:value-type="float" office:value="3" calcext:value-type="float">
            <text:p>3</text:p>
          </table:table-cell>
          <table:table-cell table:style-name="ce15" table:formula="of:=([.B47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ndia</text:p>
          </table:table-cell>
          <table:table-cell table:formula="of:=COUNTIF([$Lista_total.D$2:.D$550];[.A48])" office:value-type="float" office:value="3" calcext:value-type="float">
            <text:p>3</text:p>
          </table:table-cell>
          <table:table-cell table:style-name="ce15" table:formula="of:=([.B48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ego</text:p>
          </table:table-cell>
          <table:table-cell table:formula="of:=COUNTIF([$Lista_total.D$2:.D$550];[.A49])" office:value-type="float" office:value="2" calcext:value-type="float">
            <text:p>2</text:p>
          </table:table-cell>
          <table:table-cell table:style-name="ce15" table:formula="of:=([.B49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ria</text:p>
          </table:table-cell>
          <table:table-cell table:formula="of:=COUNTIF([$Lista_total.D$2:.D$550];[.A50])" office:value-type="float" office:value="9" calcext:value-type="float">
            <text:p>9</text:p>
          </table:table-cell>
          <table:table-cell table:style-name="ce15" table:formula="of:=([.B50]*100)/536" office:value-type="float" office:value="1.67910447761194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boa</text:p>
          </table:table-cell>
          <table:table-cell table:formula="of:=COUNTIF([$Lista_total.D$2:.D$550];[.A51])" office:value-type="float" office:value="174" calcext:value-type="float">
            <text:p>174</text:p>
          </table:table-cell>
          <table:table-cell table:style-name="ce15" table:formula="of:=([.B51]*100)/536" office:value-type="float" office:value="32.4626865671642" calcext:value-type="float">
            <text:p>3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lé</text:p>
          </table:table-cell>
          <table:table-cell table:formula="of:=COUNTIF([$Lista_total.D$2:.D$550];[.A52])" office:value-type="float" office:value="4" calcext:value-type="float">
            <text:p>4</text:p>
          </table:table-cell>
          <table:table-cell table:style-name="ce15" table:formula="of:=([.B52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es</text:p>
          </table:table-cell>
          <table:table-cell table:formula="of:=COUNTIF([$Lista_total.D$2:.D$550];[.A53])" office:value-type="float" office:value="1" calcext:value-type="float">
            <text:p>1</text:p>
          </table:table-cell>
          <table:table-cell table:style-name="ce15" table:formula="of:=([.B53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inhã</text:p>
          </table:table-cell>
          <table:table-cell table:formula="of:=COUNTIF([$Lista_total.D$2:.D$550];[.A54])" office:value-type="float" office:value="2" calcext:value-type="float">
            <text:p>2</text:p>
          </table:table-cell>
          <table:table-cell table:style-name="ce15" table:formula="of:=([.B54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a</text:p>
          </table:table-cell>
          <table:table-cell table:formula="of:=COUNTIF([$Lista_total.D$2:.D$550];[.A55])" office:value-type="float" office:value="3" calcext:value-type="float">
            <text:p>3</text:p>
          </table:table-cell>
          <table:table-cell table:style-name="ce15" table:formula="of:=([.B55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gualde</text:p>
          </table:table-cell>
          <table:table-cell table:formula="of:=COUNTIF([$Lista_total.D$2:.D$550];[.A56])" office:value-type="float" office:value="1" calcext:value-type="float">
            <text:p>1</text:p>
          </table:table-cell>
          <table:table-cell table:style-name="ce15" table:formula="of:=([.B56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ha Grande</text:p>
          </table:table-cell>
          <table:table-cell table:formula="of:=COUNTIF([$Lista_total.D$2:.D$550];[.A57])" office:value-type="float" office:value="4" calcext:value-type="float">
            <text:p>4</text:p>
          </table:table-cell>
          <table:table-cell table:style-name="ce15" table:formula="of:=([.B57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sinhos</text:p>
          </table:table-cell>
          <table:table-cell table:formula="of:=COUNTIF([$Lista_total.D$2:.D$550];[.A58])" office:value-type="float" office:value="10" calcext:value-type="float">
            <text:p>10</text:p>
          </table:table-cell>
          <table:table-cell table:style-name="ce15" table:formula="of:=([.B58]*100)/536" office:value-type="float" office:value="1.86567164179104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Douro</text:p>
          </table:table-cell>
          <table:table-cell table:formula="of:=COUNTIF([$Lista_total.D$2:.D$550];[.A59])" office:value-type="float" office:value="2" calcext:value-type="float">
            <text:p>2</text:p>
          </table:table-cell>
          <table:table-cell table:style-name="ce15" table:formula="of:=([.B59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ela</text:p>
          </table:table-cell>
          <table:table-cell table:formula="of:=COUNTIF([$Lista_total.D$2:.D$550];[.A60])" office:value-type="float" office:value="1" calcext:value-type="float">
            <text:p>1</text:p>
          </table:table-cell>
          <table:table-cell table:style-name="ce15" table:formula="of:=([.B60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çambique</text:p>
          </table:table-cell>
          <table:table-cell table:formula="of:=COUNTIF([$Lista_total.D$2:.D$550];[.A61])" office:value-type="float" office:value="3" calcext:value-type="float">
            <text:p>3</text:p>
          </table:table-cell>
          <table:table-cell table:style-name="ce15" table:formula="of:=([.B61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legre</text:p>
          </table:table-cell>
          <table:table-cell table:formula="of:=COUNTIF([$Lista_total.D$2:.D$550];[.A62])" office:value-type="float" office:value="1" calcext:value-type="float">
            <text:p>1</text:p>
          </table:table-cell>
          <table:table-cell table:style-name="ce15" table:formula="of:=([.B62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Novo</text:p>
          </table:table-cell>
          <table:table-cell table:formula="of:=COUNTIF([$Lista_total.D$2:.D$550];[.A63])" office:value-type="float" office:value="3" calcext:value-type="float">
            <text:p>3</text:p>
          </table:table-cell>
          <table:table-cell table:style-name="ce15" table:formula="of:=([.B63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ijo</text:p>
          </table:table-cell>
          <table:table-cell table:formula="of:=COUNTIF([$Lista_total.D$2:.D$550];[.A64])" office:value-type="float" office:value="1" calcext:value-type="float">
            <text:p>1</text:p>
          </table:table-cell>
          <table:table-cell table:style-name="ce15" table:formula="of:=([.B64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tosa</text:p>
          </table:table-cell>
          <table:table-cell table:formula="of:=COUNTIF([$Lista_total.D$2:.D$550];[.A65])" office:value-type="float" office:value="2" calcext:value-type="float">
            <text:p>2</text:p>
          </table:table-cell>
          <table:table-cell table:style-name="ce15" table:formula="of:=([.B65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zaré</text:p>
          </table:table-cell>
          <table:table-cell table:formula="of:=COUNTIF([$Lista_total.D$2:.D$550];[.A66])" office:value-type="float" office:value="2" calcext:value-type="float">
            <text:p>2</text:p>
          </table:table-cell>
          <table:table-cell table:style-name="ce15" table:formula="of:=([.B66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iras</text:p>
          </table:table-cell>
          <table:table-cell table:formula="of:=COUNTIF([$Lista_total.D$2:.D$550];[.A67])" office:value-type="float" office:value="5" calcext:value-type="float">
            <text:p>5</text:p>
          </table:table-cell>
          <table:table-cell table:style-name="ce15" table:formula="of:=([.B67]*100)/536" office:value-type="float" office:value="0.932835820895522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hão</text:p>
          </table:table-cell>
          <table:table-cell table:formula="of:=COUNTIF([$Lista_total.D$2:.D$550];[.A68])" office:value-type="float" office:value="2" calcext:value-type="float">
            <text:p>2</text:p>
          </table:table-cell>
          <table:table-cell table:style-name="ce15" table:formula="of:=([.B68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Hospital</text:p>
          </table:table-cell>
          <table:table-cell table:formula="of:=COUNTIF([$Lista_total.D$2:.D$550];[.A69])" office:value-type="float" office:value="1" calcext:value-type="float">
            <text:p>1</text:p>
          </table:table-cell>
          <table:table-cell table:style-name="ce15" table:formula="of:=([.B69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ém</text:p>
          </table:table-cell>
          <table:table-cell table:formula="of:=COUNTIF([$Lista_total.D$2:.D$550];[.A70])" office:value-type="float" office:value="1" calcext:value-type="float">
            <text:p>1</text:p>
          </table:table-cell>
          <table:table-cell table:style-name="ce15" table:formula="of:=([.B70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 de Coura</text:p>
          </table:table-cell>
          <table:table-cell table:formula="of:=COUNTIF([$Lista_total.D$2:.D$550];[.A71])" office:value-type="float" office:value="2" calcext:value-type="float">
            <text:p>2</text:p>
          </table:table-cell>
          <table:table-cell table:style-name="ce15" table:formula="of:=([.B71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macor</text:p>
          </table:table-cell>
          <table:table-cell table:formula="of:=COUNTIF([$Lista_total.D$2:.D$550];[.A72])" office:value-type="float" office:value="1" calcext:value-type="float">
            <text:p>1</text:p>
          </table:table-cell>
          <table:table-cell table:style-name="ce15" table:formula="of:=([.B72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dono</text:p>
          </table:table-cell>
          <table:table-cell table:formula="of:=COUNTIF([$Lista_total.D$2:.D$550];[.A73])" office:value-type="float" office:value="1" calcext:value-type="float">
            <text:p>1</text:p>
          </table:table-cell>
          <table:table-cell table:style-name="ce15" table:formula="of:=([.B73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la</text:p>
          </table:table-cell>
          <table:table-cell table:formula="of:=COUNTIF([$Lista_total.D$2:.D$550];[.A74])" office:value-type="float" office:value="1" calcext:value-type="float">
            <text:p>1</text:p>
          </table:table-cell>
          <table:table-cell table:style-name="ce15" table:formula="of:=([.B74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bal</text:p>
          </table:table-cell>
          <table:table-cell table:formula="of:=COUNTIF([$Lista_total.D$2:.D$550];[.A75])" office:value-type="float" office:value="4" calcext:value-type="float">
            <text:p>4</text:p>
          </table:table-cell>
          <table:table-cell table:style-name="ce15" table:formula="of:=([.B75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elgada</text:p>
          </table:table-cell>
          <table:table-cell table:formula="of:=COUNTIF([$Lista_total.D$2:.D$550];[.A76])" office:value-type="float" office:value="7" calcext:value-type="float">
            <text:p>7</text:p>
          </table:table-cell>
          <table:table-cell table:style-name="ce15" table:formula="of:=([.B76]*100)/536" office:value-type="float" office:value="1.3059701492537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Sor</text:p>
          </table:table-cell>
          <table:table-cell table:formula="of:=COUNTIF([$Lista_total.D$2:.D$550];[.A77])" office:value-type="float" office:value="1" calcext:value-type="float">
            <text:p>1</text:p>
          </table:table-cell>
          <table:table-cell table:style-name="ce15" table:formula="of:=([.B77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legre</text:p>
          </table:table-cell>
          <table:table-cell table:formula="of:=COUNTIF([$Lista_total.D$2:.D$550];[.A78])" office:value-type="float" office:value="3" calcext:value-type="float">
            <text:p>3</text:p>
          </table:table-cell>
          <table:table-cell table:style-name="ce15" table:formula="of:=([.B78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</text:p>
          </table:table-cell>
          <table:table-cell table:formula="of:=COUNTIF([$Lista_total.D$2:.D$550];[.A79])" office:value-type="float" office:value="28" calcext:value-type="float">
            <text:p>28</text:p>
          </table:table-cell>
          <table:table-cell table:style-name="ce15" table:formula="of:=([.B79]*100)/536" office:value-type="float" office:value="5.22388059701493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de Mós</text:p>
          </table:table-cell>
          <table:table-cell table:formula="of:=COUNTIF([$Lista_total.D$2:.D$550];[.A80])" office:value-type="float" office:value="3" calcext:value-type="float">
            <text:p>3</text:p>
          </table:table-cell>
          <table:table-cell table:style-name="ce15" table:formula="of:=([.B80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Varzim</text:p>
          </table:table-cell>
          <table:table-cell table:formula="of:=COUNTIF([$Lista_total.D$2:.D$550];[.A81])" office:value-type="float" office:value="6" calcext:value-type="float">
            <text:p>6</text:p>
          </table:table-cell>
          <table:table-cell table:style-name="ce15" table:formula="of:=([.B81]*100)/536" office:value-type="float" office:value="1.11940298507463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osa</text:p>
          </table:table-cell>
          <table:table-cell table:formula="of:=COUNTIF([$Lista_total.D$2:.D$550];[.A82])" office:value-type="float" office:value="4" calcext:value-type="float">
            <text:p>4</text:p>
          </table:table-cell>
          <table:table-cell table:style-name="ce15" table:formula="of:=([.B82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rém</text:p>
          </table:table-cell>
          <table:table-cell table:formula="of:=COUNTIF([$Lista_total.D$2:.D$550];[.A83])" office:value-type="float" office:value="1" calcext:value-type="float">
            <text:p>1</text:p>
          </table:table-cell>
          <table:table-cell table:style-name="ce15" table:formula="of:=([.B83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 Tirso</text:p>
          </table:table-cell>
          <table:table-cell table:formula="of:=COUNTIF([$Lista_total.D$2:.D$550];[.A84])" office:value-type="float" office:value="5" calcext:value-type="float">
            <text:p>5</text:p>
          </table:table-cell>
          <table:table-cell table:style-name="ce15" table:formula="of:=([.B84]*100)/536" office:value-type="float" office:value="0.932835820895522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Madeira</text:p>
          </table:table-cell>
          <table:table-cell table:formula="of:=COUNTIF([$Lista_total.D$2:.D$550];[.A85])" office:value-type="float" office:value="9" calcext:value-type="float">
            <text:p>9</text:p>
          </table:table-cell>
          <table:table-cell table:style-name="ce15" table:formula="of:=([.B85]*100)/536" office:value-type="float" office:value="1.67910447761194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formula="of:=COUNTIF([$Lista_total.D$2:.D$550];[.A86])" office:value-type="float" office:value="1" calcext:value-type="float">
            <text:p>1</text:p>
          </table:table-cell>
          <table:table-cell table:style-name="ce15" table:formula="of:=([.B86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a</text:p>
          </table:table-cell>
          <table:table-cell table:formula="of:=COUNTIF([$Lista_total.D$2:.D$550];[.A87])" office:value-type="float" office:value="6" calcext:value-type="float">
            <text:p>6</text:p>
          </table:table-cell>
          <table:table-cell table:style-name="ce15" table:formula="of:=([.B87]*100)/536" office:value-type="float" office:value="1.11940298507463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xal</text:p>
          </table:table-cell>
          <table:table-cell table:formula="of:=COUNTIF([$Lista_total.D$2:.D$550];[.A88])" office:value-type="float" office:value="3" calcext:value-type="float">
            <text:p>3</text:p>
          </table:table-cell>
          <table:table-cell table:style-name="ce15" table:formula="of:=([.B88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imbra</text:p>
          </table:table-cell>
          <table:table-cell table:formula="of:=COUNTIF([$Lista_total.D$2:.D$550];[.A89])" office:value-type="float" office:value="2" calcext:value-type="float">
            <text:p>2</text:p>
          </table:table-cell>
          <table:table-cell table:style-name="ce15" table:formula="of:=([.B89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úbal</text:p>
          </table:table-cell>
          <table:table-cell table:formula="of:=COUNTIF([$Lista_total.D$2:.D$550];[.A90])" office:value-type="float" office:value="5" calcext:value-type="float">
            <text:p>5</text:p>
          </table:table-cell>
          <table:table-cell table:style-name="ce15" table:formula="of:=([.B90]*100)/536" office:value-type="float" office:value="0.932835820895522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ra</text:p>
          </table:table-cell>
          <table:table-cell table:formula="of:=COUNTIF([$Lista_total.D$2:.D$550];[.A91])" office:value-type="float" office:value="3" calcext:value-type="float">
            <text:p>3</text:p>
          </table:table-cell>
          <table:table-cell table:style-name="ce15" table:formula="of:=([.B91]*100)/536" office:value-type="float" office:value="0.559701492537313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ábua</text:p>
          </table:table-cell>
          <table:table-cell table:formula="of:=COUNTIF([$Lista_total.D$2:.D$550];[.A92])" office:value-type="float" office:value="7" calcext:value-type="float">
            <text:p>7</text:p>
          </table:table-cell>
          <table:table-cell table:style-name="ce15" table:formula="of:=([.B92]*100)/536" office:value-type="float" office:value="1.3059701492537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r</text:p>
          </table:table-cell>
          <table:table-cell table:formula="of:=COUNTIF([$Lista_total.D$2:.D$550];[.A93])" office:value-type="float" office:value="1" calcext:value-type="float">
            <text:p>1</text:p>
          </table:table-cell>
          <table:table-cell table:style-name="ce15" table:formula="of:=([.B93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dela</text:p>
          </table:table-cell>
          <table:table-cell table:formula="of:=COUNTIF([$Lista_total.D$2:.D$550];[.A94])" office:value-type="float" office:value="1" calcext:value-type="float">
            <text:p>1</text:p>
          </table:table-cell>
          <table:table-cell table:style-name="ce15" table:formula="of:=([.B94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Novas</text:p>
          </table:table-cell>
          <table:table-cell table:formula="of:=COUNTIF([$Lista_total.D$2:.D$550];[.A95])" office:value-type="float" office:value="2" calcext:value-type="float">
            <text:p>2</text:p>
          </table:table-cell>
          <table:table-cell table:style-name="ce15" table:formula="of:=([.B95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Castelo</text:p>
          </table:table-cell>
          <table:table-cell table:formula="of:=COUNTIF([$Lista_total.D$2:.D$550];[.A96])" office:value-type="float" office:value="1" calcext:value-type="float">
            <text:p>1</text:p>
          </table:table-cell>
          <table:table-cell table:style-name="ce15" table:formula="of:=([.B96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Conde</text:p>
          </table:table-cell>
          <table:table-cell table:formula="of:=COUNTIF([$Lista_total.D$2:.D$550];[.A97])" office:value-type="float" office:value="2" calcext:value-type="float">
            <text:p>2</text:p>
          </table:table-cell>
          <table:table-cell table:style-name="ce15" table:formula="of:=([.B97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ranca de Xira</text:p>
          </table:table-cell>
          <table:table-cell table:formula="of:=COUNTIF([$Lista_total.D$2:.D$550];[.A98])" office:value-type="float" office:value="1" calcext:value-type="float">
            <text:p>1</text:p>
          </table:table-cell>
          <table:table-cell table:style-name="ce15" table:formula="of:=([.B98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formula="of:=COUNTIF([$Lista_total.D$2:.D$550];[.A99])" office:value-type="float" office:value="4" calcext:value-type="float">
            <text:p>4</text:p>
          </table:table-cell>
          <table:table-cell table:style-name="ce15" table:formula="of:=([.B99]*100)/536" office:value-type="float" office:value="0.746268656716418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Gaia</text:p>
          </table:table-cell>
          <table:table-cell table:formula="of:=COUNTIF([$Lista_total.D$2:.D$550];[.A100])" office:value-type="float" office:value="1" calcext:value-type="float">
            <text:p>1</text:p>
          </table:table-cell>
          <table:table-cell table:style-name="ce15" table:formula="of:=([.B100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rde</text:p>
          </table:table-cell>
          <table:table-cell table:formula="of:=COUNTIF([$Lista_total.D$2:.D$550];[.A101])" office:value-type="float" office:value="1" calcext:value-type="float">
            <text:p>1</text:p>
          </table:table-cell>
          <table:table-cell table:style-name="ce15" table:formula="of:=([.B101]*100)/536" office:value-type="float" office:value="0.186567164179105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hais</text:p>
          </table:table-cell>
          <table:table-cell table:formula="of:=COUNTIF([$Lista_total.D$2:.D$550];[.A102])" office:value-type="float" office:value="2" calcext:value-type="float">
            <text:p>2</text:p>
          </table:table-cell>
          <table:table-cell table:style-name="ce15" table:formula="of:=([.B102]*100)/536" office:value-type="float" office:value="0.373134328358209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eu</text:p>
          </table:table-cell>
          <table:table-cell table:formula="of:=COUNTIF([$Lista_total.D$2:.D$550];[.A103])" office:value-type="float" office:value="10" calcext:value-type="float">
            <text:p>10</text:p>
          </table:table-cell>
          <table:table-cell table:style-name="ce15" table:formula="of:=([.B103]*100)/536" office:value-type="float" office:value="1.86567164179104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3])" office:value-type="float" office:value="536" calcext:value-type="float">
            <text:p>536</text:p>
          </table:table-cell>
          <table:table-cell table:style-name="ce15"/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 table:number-rows-repeated="23">
          <table:table-cell table:style-name="ce11"/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304">
          <table:table-cell table:number-columns-repeated="7"/>
        </table:table-row>
        <table:table-row table:style-name="ro1">
          <table:table-cell table:style-name="ce3"/>
          <table:table-cell table:number-columns-repeated="6"/>
        </table:table-row>
        <table:table-row table:style-name="ro1" table:number-rows-repeated="104803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governosps" table:style-name="ta2">
        <office:forms form:automatic-focus="false" form:apply-design-mode="false"/>
        <table:table-column table:style-name="co78" table:number-columns-repeated="7" table:default-cell-style-name="Default"/>
        <table:table-row table:style-name="ro1">
          <table:table-cell office:value-type="string" calcext:value-type="string">
            <text:p>Govern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ncelho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Governo liderado por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number-columns-repeated="2"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ugusto Mateu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Francisco Murteira Nabo</text:p>
          </table:table-cell>
          <table:table-cell table:number-columns-repeated="2"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o Ambiente </text:p>
          </table:table-cell>
          <table:table-cell office:value-type="string" calcext:value-type="string">
            <text:p>Elisa Ferreir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ultura </text:p>
          </table:table-cell>
          <table:table-cell office:value-type="string" calcext:value-type="string">
            <text:p>Manuel Maria Carrilho 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Luís Braga da Cruz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Paulo Pedroso</text:p>
          </table:table-cell>
          <table:table-cell table:number-columns-repeated="2"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Guilherme d'Oliveira Martins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Augusto Santos Silv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<text:a xlink:href="https://pt.wikipedia.org/wiki/Ministério_da_Educação_(Portugal)" xlink:type="simple">Ministro da Educação</text:a> </text:p>
          </table:table-cell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Sasport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ventude e do Desporto</text:p>
          </table:table-cell>
          <table:table-cell office:value-type="string" calcext:value-type="string">
            <text:p>José Lell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Pinto Ribeir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conomia </text:p>
          </table:table-cell>
          <table:table-cell office:value-type="string" calcext:value-type="string">
            <text:p>Manuel Caldeira Cabral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</text:p>
          </table:table-cell>
          <table:table-cell office:value-type="string" calcext:value-type="string">
            <text:p>João Pedro Matos Fernandes 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João Le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 Pizar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</table:table-row>
        <table:table-row table:style-name="ro1" table:number-rows-repeated="10483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vernosPS_stats" table:style-name="ta2">
        <table:table-column table:style-name="co65" table:default-cell-style-name="Default"/>
        <table:table-column table:style-name="co79" table:number-columns-repeated="2" table:default-cell-style-name="ce14"/>
        <table:table-column table:style-name="co79" table:number-columns-repeated="2" table:default-cell-style-name="Default"/>
        <table:table-column table:style-name="co79" table:number-columns-repeated="2" table:default-cell-style-name="ce14"/>
        <table:table-row table:style-name="ro1">
          <table:table-cell table:style-name="ce3" office:value-type="string" calcext:value-type="string">
            <text:p>Concelho</text:p>
          </table:table-cell>
          <table:table-cell office:value-type="string" calcext:value-type="string">
            <text:p>Absolutos</text:p>
          </table:table-cell>
          <table:table-cell office:value-type="string" calcext:value-type="string">
            <text:p>Percentagem</text:p>
          </table:table-cell>
          <table:table-cell/>
          <table:table-cell table:style-name="ce3" office:value-type="string" calcext:value-type="string">
            <text:p>Distrito</text:p>
          </table:table-cell>
          <table:table-cell office:value-type="string" calcext:value-type="string">
            <text:p>Absolutos</text:p>
          </table:table-cell>
          <table:table-cell office:value-type="string" calcext:value-type="string">
            <text:p>Percentagem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formula="of:=COUNTIF([$governosps.D$2:.D$550];[.A2])" office:value-type="float" office:value="2" calcext:value-type="float">
            <text:p>2</text:p>
          </table:table-cell>
          <table:table-cell table:style-name="ce15" table:formula="of:=([.B2]*100)/252" office:value-type="float" office:value="0.793650793650794" calcext:value-type="float">
            <text:p>0.8</text:p>
          </table:table-cell>
          <table:table-cell/>
          <table:table-cell office:value-type="string" calcext:value-type="string">
            <text:p>Açores</text:p>
          </table:table-cell>
          <table:table-cell table:formula="of:=COUNTIF([$governosps.E$2:.E$550];[.E2])" office:value-type="float" office:value="7" calcext:value-type="float">
            <text:p>7</text:p>
          </table:table-cell>
          <table:table-cell table:style-name="ce15" table:formula="of:=([.F2]*100)/252" office:value-type="float" office:value="2.77777777777778" calcext:value-type="float">
            <text:p>2.8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formula="of:=COUNTIF([$governosps.D$2:.D$550];[.A3])" office:value-type="float" office:value="3" calcext:value-type="float">
            <text:p>3</text:p>
          </table:table-cell>
          <table:table-cell table:style-name="ce15" table:formula="of:=([.B3]*100)/252" office:value-type="float" office:value="1.19047619047619" calcext:value-type="float">
            <text:p>1.2</text:p>
          </table:table-cell>
          <table:table-cell/>
          <table:table-cell office:value-type="string" calcext:value-type="string">
            <text:p>Angola</text:p>
          </table:table-cell>
          <table:table-cell table:formula="of:=COUNTIF([$governosps.E$2:.E$550];[.E3])" office:value-type="float" office:value="11" calcext:value-type="float">
            <text:p>11</text:p>
          </table:table-cell>
          <table:table-cell table:style-name="ce15" table:formula="of:=([.F3]*100)/252" office:value-type="float" office:value="4.36507936507937" calcext:value-type="float">
            <text:p>4.4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formula="of:=COUNTIF([$governosps.D$2:.D$550];[.A4])" office:value-type="float" office:value="0" calcext:value-type="float">
            <text:p>0</text:p>
          </table:table-cell>
          <table:table-cell table:style-name="ce15" table:formula="of:=([.B4]*100)/252" office:value-type="float" office:value="0" calcext:value-type="float">
            <text:p>0.0</text:p>
          </table:table-cell>
          <table:table-cell/>
          <table:table-cell office:value-type="string" calcext:value-type="string">
            <text:p>Aveiro</text:p>
          </table:table-cell>
          <table:table-cell table:formula="of:=COUNTIF([$governosps.E$2:.E$550];[.E4])" office:value-type="float" office:value="7" calcext:value-type="float">
            <text:p>7</text:p>
          </table:table-cell>
          <table:table-cell table:style-name="ce15" table:formula="of:=([.F4]*100)/252" office:value-type="float" office:value="2.77777777777778" calcext:value-type="float">
            <text:p>2.8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formula="of:=COUNTIF([$governosps.D$2:.D$550];[.A5])" office:value-type="float" office:value="2" calcext:value-type="float">
            <text:p>2</text:p>
          </table:table-cell>
          <table:table-cell table:style-name="ce15" table:formula="of:=([.B5]*100)/252" office:value-type="float" office:value="0.793650793650794" calcext:value-type="float">
            <text:p>0.8</text:p>
          </table:table-cell>
          <table:table-cell/>
          <table:table-cell office:value-type="string" calcext:value-type="string">
            <text:p>Beja</text:p>
          </table:table-cell>
          <table:table-cell table:formula="of:=COUNTIF([$governosps.E$2:.E$550];[.E5])" office:value-type="float" office:value="1" calcext:value-type="float">
            <text:p>1</text:p>
          </table:table-cell>
          <table:table-cell table:style-name="ce15" table:formula="of:=([.F5]*100)/252" office:value-type="float" office:value="0.396825396825397" calcext:value-type="float">
            <text:p>0.4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formula="of:=COUNTIF([$governosps.D$2:.D$550];[.A6])" office:value-type="float" office:value="5" calcext:value-type="float">
            <text:p>5</text:p>
          </table:table-cell>
          <table:table-cell table:style-name="ce15" table:formula="of:=([.B6]*100)/252" office:value-type="float" office:value="1.98412698412698" calcext:value-type="float">
            <text:p>2.0</text:p>
          </table:table-cell>
          <table:table-cell/>
          <table:table-cell office:value-type="string" calcext:value-type="string">
            <text:p>Braga</text:p>
          </table:table-cell>
          <table:table-cell table:formula="of:=COUNTIF([$governosps.E$2:.E$550];[.E6])" office:value-type="float" office:value="4" calcext:value-type="float">
            <text:p>4</text:p>
          </table:table-cell>
          <table:table-cell table:style-name="ce15" table:formula="of:=([.F6]*100)/252" office:value-type="float" office:value="1.58730158730159" calcext:value-type="float">
            <text:p>1.6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formula="of:=COUNTIF([$governosps.D$2:.D$550];[.A7])" office:value-type="float" office:value="1" calcext:value-type="float">
            <text:p>1</text:p>
          </table:table-cell>
          <table:table-cell table:style-name="ce15" table:formula="of:=([.B7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Bragança</text:p>
          </table:table-cell>
          <table:table-cell table:formula="of:=COUNTIF([$governosps.E$2:.E$550];[.E7])" office:value-type="float" office:value="4" calcext:value-type="float">
            <text:p>4</text:p>
          </table:table-cell>
          <table:table-cell table:style-name="ce15" table:formula="of:=([.F7]*100)/252" office:value-type="float" office:value="1.58730158730159" calcext:value-type="float">
            <text:p>1.6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formula="of:=COUNTIF([$governosps.D$2:.D$550];[.A8])" office:value-type="float" office:value="1" calcext:value-type="float">
            <text:p>1</text:p>
          </table:table-cell>
          <table:table-cell table:style-name="ce15" table:formula="of:=([.B8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Cabo Verde</text:p>
          </table:table-cell>
          <table:table-cell table:formula="of:=COUNTIF([$governosps.E$2:.E$550];[.E8])" office:value-type="float" office:value="1" calcext:value-type="float">
            <text:p>1</text:p>
          </table:table-cell>
          <table:table-cell table:style-name="ce15" table:formula="of:=([.F8]*100)/252" office:value-type="float" office:value="0.396825396825397" calcext:value-type="float">
            <text:p>0.4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formula="of:=COUNTIF([$governosps.D$2:.D$550];[.A9])" office:value-type="float" office:value="3" calcext:value-type="float">
            <text:p>3</text:p>
          </table:table-cell>
          <table:table-cell table:style-name="ce15" table:formula="of:=([.B9]*100)/252" office:value-type="float" office:value="1.19047619047619" calcext:value-type="float">
            <text:p>1.2</text:p>
          </table:table-cell>
          <table:table-cell/>
          <table:table-cell office:value-type="string" calcext:value-type="string">
            <text:p>Castelo Branco</text:p>
          </table:table-cell>
          <table:table-cell table:formula="of:=COUNTIF([$governosps.E$2:.E$550];[.E9])" office:value-type="float" office:value="4" calcext:value-type="float">
            <text:p>4</text:p>
          </table:table-cell>
          <table:table-cell table:style-name="ce15" table:formula="of:=([.F9]*100)/252" office:value-type="float" office:value="1.58730158730159" calcext:value-type="float">
            <text:p>1.6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formula="of:=COUNTIF([$governosps.D$2:.D$550];[.A10])" office:value-type="float" office:value="0" calcext:value-type="float">
            <text:p>0</text:p>
          </table:table-cell>
          <table:table-cell table:style-name="ce15" table:formula="of:=([.B10]*100)/252" office:value-type="float" office:value="0" calcext:value-type="float">
            <text:p>0.0</text:p>
          </table:table-cell>
          <table:table-cell/>
          <table:table-cell office:value-type="string" calcext:value-type="string">
            <text:p>Coimbra</text:p>
          </table:table-cell>
          <table:table-cell table:formula="of:=COUNTIF([$governosps.E$2:.E$550];[.E10])" office:value-type="float" office:value="18" calcext:value-type="float">
            <text:p>18</text:p>
          </table:table-cell>
          <table:table-cell table:style-name="ce15" table:formula="of:=([.F10]*100)/252" office:value-type="float" office:value="7.14285714285714" calcext:value-type="float">
            <text:p>7.1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formula="of:=COUNTIF([$governosps.D$2:.D$550];[.A11])" office:value-type="float" office:value="0" calcext:value-type="float">
            <text:p>0</text:p>
          </table:table-cell>
          <table:table-cell table:style-name="ce15" table:formula="of:=([.B11]*100)/252" office:value-type="float" office:value="0" calcext:value-type="float">
            <text:p>0.0</text:p>
          </table:table-cell>
          <table:table-cell/>
          <table:table-cell office:value-type="string" calcext:value-type="string">
            <text:p>Desconhecido</text:p>
          </table:table-cell>
          <table:table-cell table:formula="of:=COUNTIF([$governosps.E$2:.E$550];[.E11])" office:value-type="float" office:value="5" calcext:value-type="float">
            <text:p>5</text:p>
          </table:table-cell>
          <table:table-cell table:style-name="ce15" table:formula="of:=([.F11]*100)/252" office:value-type="float" office:value="1.98412698412698" calcext:value-type="float">
            <text:p>2.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formula="of:=COUNTIF([$governosps.D$2:.D$550];[.A12])" office:value-type="float" office:value="0" calcext:value-type="float">
            <text:p>0</text:p>
          </table:table-cell>
          <table:table-cell table:style-name="ce15" table:formula="of:=([.B12]*100)/252" office:value-type="float" office:value="0" calcext:value-type="float">
            <text:p>0.0</text:p>
          </table:table-cell>
          <table:table-cell/>
          <table:table-cell office:value-type="string" calcext:value-type="string">
            <text:p>Évora</text:p>
          </table:table-cell>
          <table:table-cell table:formula="of:=COUNTIF([$governosps.E$2:.E$550];[.E12])" office:value-type="float" office:value="4" calcext:value-type="float">
            <text:p>4</text:p>
          </table:table-cell>
          <table:table-cell table:style-name="ce15" table:formula="of:=([.F12]*100)/252" office:value-type="float" office:value="1.58730158730159" calcext:value-type="float">
            <text:p>1.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COUNTIF([$governosps.D$2:.D$550];[.A13])" office:value-type="float" office:value="11" calcext:value-type="float">
            <text:p>11</text:p>
          </table:table-cell>
          <table:table-cell table:style-name="ce15" table:formula="of:=([.B13]*100)/252" office:value-type="float" office:value="4.36507936507937" calcext:value-type="float">
            <text:p>4.4</text:p>
          </table:table-cell>
          <table:table-cell/>
          <table:table-cell office:value-type="string" calcext:value-type="string">
            <text:p>Faro</text:p>
          </table:table-cell>
          <table:table-cell table:formula="of:=COUNTIF([$governosps.E$2:.E$550];[.E13])" office:value-type="float" office:value="2" calcext:value-type="float">
            <text:p>2</text:p>
          </table:table-cell>
          <table:table-cell table:style-name="ce15" table:formula="of:=([.F13]*100)/252" office:value-type="float" office:value="0.793650793650794" calcext:value-type="float">
            <text:p>0.8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formula="of:=COUNTIF([$governosps.D$2:.D$550];[.A14])" office:value-type="float" office:value="0" calcext:value-type="float">
            <text:p>0</text:p>
          </table:table-cell>
          <table:table-cell table:style-name="ce15" table:formula="of:=([.B14]*100)/252" office:value-type="float" office:value="0" calcext:value-type="float">
            <text:p>0.0</text:p>
          </table:table-cell>
          <table:table-cell/>
          <table:table-cell office:value-type="string" calcext:value-type="string">
            <text:p>Guarda</text:p>
          </table:table-cell>
          <table:table-cell table:formula="of:=COUNTIF([$governosps.E$2:.E$550];[.E14])" office:value-type="float" office:value="9" calcext:value-type="float">
            <text:p>9</text:p>
          </table:table-cell>
          <table:table-cell table:style-name="ce15" table:formula="of:=([.F14]*100)/252" office:value-type="float" office:value="3.57142857142857" calcext:value-type="float">
            <text:p>3.6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formula="of:=COUNTIF([$governosps.D$2:.D$550];[.A15])" office:value-type="float" office:value="1" calcext:value-type="float">
            <text:p>1</text:p>
          </table:table-cell>
          <table:table-cell table:style-name="ce15" table:formula="of:=([.B15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Guiné-Bissau</text:p>
          </table:table-cell>
          <table:table-cell table:formula="of:=COUNTIF([$governosps.E$2:.E$550];[.E15])" office:value-type="float" office:value="3" calcext:value-type="float">
            <text:p>3</text:p>
          </table:table-cell>
          <table:table-cell table:style-name="ce15" table:formula="of:=([.F15]*100)/252" office:value-type="float" office:value="1.19047619047619" calcext:value-type="float">
            <text:p>1.2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formula="of:=COUNTIF([$governosps.D$2:.D$550];[.A16])" office:value-type="float" office:value="1" calcext:value-type="float">
            <text:p>1</text:p>
          </table:table-cell>
          <table:table-cell table:style-name="ce15" table:formula="of:=([.B16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Índia</text:p>
          </table:table-cell>
          <table:table-cell table:formula="of:=COUNTIF([$governosps.E$2:.E$550];[.E16])" office:value-type="float" office:value="2" calcext:value-type="float">
            <text:p>2</text:p>
          </table:table-cell>
          <table:table-cell table:style-name="ce15" table:formula="of:=([.F16]*100)/252" office:value-type="float" office:value="0.793650793650794" calcext:value-type="float">
            <text:p>0.8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formula="of:=COUNTIF([$governosps.D$2:.D$550];[.A17])" office:value-type="float" office:value="1" calcext:value-type="float">
            <text:p>1</text:p>
          </table:table-cell>
          <table:table-cell table:style-name="ce15" table:formula="of:=([.B17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Leiria</text:p>
          </table:table-cell>
          <table:table-cell table:formula="of:=COUNTIF([$governosps.E$2:.E$550];[.E17])" office:value-type="float" office:value="11" calcext:value-type="float">
            <text:p>11</text:p>
          </table:table-cell>
          <table:table-cell table:style-name="ce15" table:formula="of:=([.F17]*100)/252" office:value-type="float" office:value="4.36507936507937" calcext:value-type="float">
            <text:p>4.4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formula="of:=COUNTIF([$governosps.D$2:.D$550];[.A18])" office:value-type="float" office:value="1" calcext:value-type="float">
            <text:p>1</text:p>
          </table:table-cell>
          <table:table-cell table:style-name="ce15" table:formula="of:=([.B18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Lisboa</text:p>
          </table:table-cell>
          <table:table-cell table:formula="of:=COUNTIF([$governosps.E$2:.E$550];[.E18])" office:value-type="float" office:value="87" calcext:value-type="float">
            <text:p>87</text:p>
          </table:table-cell>
          <table:table-cell table:style-name="ce15" table:formula="of:=([.F18]*100)/252" office:value-type="float" office:value="34.5238095238095" calcext:value-type="float">
            <text:p>34.5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formula="of:=COUNTIF([$governosps.D$2:.D$550];[.A19])" office:value-type="float" office:value="0" calcext:value-type="float">
            <text:p>0</text:p>
          </table:table-cell>
          <table:table-cell table:style-name="ce15" table:formula="of:=([.B19]*100)/252" office:value-type="float" office:value="0" calcext:value-type="float">
            <text:p>0.0</text:p>
          </table:table-cell>
          <table:table-cell/>
          <table:table-cell office:value-type="string" calcext:value-type="string">
            <text:p>Moçambique</text:p>
          </table:table-cell>
          <table:table-cell table:formula="of:=COUNTIF([$governosps.E$2:.E$550];[.E19])" office:value-type="float" office:value="3" calcext:value-type="float">
            <text:p>3</text:p>
          </table:table-cell>
          <table:table-cell table:style-name="ce15" table:formula="of:=([.F19]*100)/252" office:value-type="float" office:value="1.19047619047619" calcext:value-type="float">
            <text:p>1.2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formula="of:=COUNTIF([$governosps.D$2:.D$550];[.A20])" office:value-type="float" office:value="3" calcext:value-type="float">
            <text:p>3</text:p>
          </table:table-cell>
          <table:table-cell table:style-name="ce15" table:formula="of:=([.B20]*100)/252" office:value-type="float" office:value="1.19047619047619" calcext:value-type="float">
            <text:p>1.2</text:p>
          </table:table-cell>
          <table:table-cell/>
          <table:table-cell office:value-type="string" calcext:value-type="string">
            <text:p>Portalegre</text:p>
          </table:table-cell>
          <table:table-cell table:formula="of:=COUNTIF([$governosps.E$2:.E$550];[.E20])" office:value-type="float" office:value="5" calcext:value-type="float">
            <text:p>5</text:p>
          </table:table-cell>
          <table:table-cell table:style-name="ce15" table:formula="of:=([.F20]*100)/252" office:value-type="float" office:value="1.98412698412698" calcext:value-type="float">
            <text:p>2.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formula="of:=COUNTIF([$governosps.D$2:.D$550];[.A21])" office:value-type="float" office:value="1" calcext:value-type="float">
            <text:p>1</text:p>
          </table:table-cell>
          <table:table-cell table:style-name="ce15" table:formula="of:=([.B21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Porto</text:p>
          </table:table-cell>
          <table:table-cell table:formula="of:=COUNTIF([$governosps.E$2:.E$550];[.E21])" office:value-type="float" office:value="24" calcext:value-type="float">
            <text:p>24</text:p>
          </table:table-cell>
          <table:table-cell table:style-name="ce15" table:formula="of:=([.F21]*100)/252" office:value-type="float" office:value="9.52380952380952" calcext:value-type="float">
            <text:p>9.5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formula="of:=COUNTIF([$governosps.D$2:.D$550];[.A22])" office:value-type="float" office:value="1" calcext:value-type="float">
            <text:p>1</text:p>
          </table:table-cell>
          <table:table-cell table:style-name="ce15" table:formula="of:=([.B22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Santarém</text:p>
          </table:table-cell>
          <table:table-cell table:formula="of:=COUNTIF([$governosps.E$2:.E$550];[.E22])" office:value-type="float" office:value="9" calcext:value-type="float">
            <text:p>9</text:p>
          </table:table-cell>
          <table:table-cell table:style-name="ce15" table:formula="of:=([.F22]*100)/252" office:value-type="float" office:value="3.57142857142857" calcext:value-type="float">
            <text:p>3.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formula="of:=COUNTIF([$governosps.D$2:.D$550];[.A23])" office:value-type="float" office:value="1" calcext:value-type="float">
            <text:p>1</text:p>
          </table:table-cell>
          <table:table-cell table:style-name="ce15" table:formula="of:=([.B23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Setúbal</text:p>
          </table:table-cell>
          <table:table-cell table:formula="of:=COUNTIF([$governosps.E$2:.E$550];[.E23])" office:value-type="float" office:value="10" calcext:value-type="float">
            <text:p>10</text:p>
          </table:table-cell>
          <table:table-cell table:style-name="ce15" table:formula="of:=([.F23]*100)/252" office:value-type="float" office:value="3.96825396825397" calcext:value-type="float">
            <text:p>4.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formula="of:=COUNTIF([$governosps.D$2:.D$550];[.A24])" office:value-type="float" office:value="1" calcext:value-type="float">
            <text:p>1</text:p>
          </table:table-cell>
          <table:table-cell table:style-name="ce15" table:formula="of:=([.B24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Viana do Castelo</text:p>
          </table:table-cell>
          <table:table-cell table:formula="of:=COUNTIF([$governosps.E$2:.E$550];[.E24])" office:value-type="float" office:value="5" calcext:value-type="float">
            <text:p>5</text:p>
          </table:table-cell>
          <table:table-cell table:style-name="ce15" table:formula="of:=([.F24]*100)/252" office:value-type="float" office:value="1.98412698412698" calcext:value-type="float">
            <text:p>2.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formula="of:=COUNTIF([$governosps.D$2:.D$550];[.A25])" office:value-type="float" office:value="1" calcext:value-type="float">
            <text:p>1</text:p>
          </table:table-cell>
          <table:table-cell table:style-name="ce15" table:formula="of:=([.B25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Vila Real</text:p>
          </table:table-cell>
          <table:table-cell table:formula="of:=COUNTIF([$governosps.E$2:.E$550];[.E25])" office:value-type="float" office:value="8" calcext:value-type="float">
            <text:p>8</text:p>
          </table:table-cell>
          <table:table-cell table:style-name="ce15" table:formula="of:=([.F25]*100)/252" office:value-type="float" office:value="3.17460317460317" calcext:value-type="float">
            <text:p>3.2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formula="of:=COUNTIF([$governosps.D$2:.D$550];[.A26])" office:value-type="float" office:value="1" calcext:value-type="float">
            <text:p>1</text:p>
          </table:table-cell>
          <table:table-cell table:style-name="ce15" table:formula="of:=([.B26]*100)/252" office:value-type="float" office:value="0.396825396825397" calcext:value-type="float">
            <text:p>0.4</text:p>
          </table:table-cell>
          <table:table-cell/>
          <table:table-cell office:value-type="string" calcext:value-type="string">
            <text:p>Viseu</text:p>
          </table:table-cell>
          <table:table-cell table:formula="of:=COUNTIF([$governosps.E$2:.E$550];[.E26])" office:value-type="float" office:value="8" calcext:value-type="float">
            <text:p>8</text:p>
          </table:table-cell>
          <table:table-cell table:style-name="ce15" table:formula="of:=([.F26]*100)/252" office:value-type="float" office:value="3.17460317460317" calcext:value-type="float">
            <text:p>3.2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formula="of:=COUNTIF([$governosps.D$2:.D$550];[.A27])" office:value-type="float" office:value="1" calcext:value-type="float">
            <text:p>1</text:p>
          </table:table-cell>
          <table:table-cell table:style-name="ce15" table:formula="of:=([.B27]*100)/252" office:value-type="float" office:value="0.396825396825397" calcext:value-type="float">
            <text:p>0.4</text:p>
          </table:table-cell>
          <table:table-cell table:number-columns-repeated="2"/>
          <table:table-cell table:formula="of:=SUM([.F2:.F26])" office:value-type="float" office:value="252" calcext:value-type="float">
            <text:p>252</text:p>
          </table:table-cell>
          <table:table-cell table:style-name="ce15"/>
        </table:table-row>
        <table:table-row table:style-name="ro1">
          <table:table-cell office:value-type="string" calcext:value-type="string">
            <text:p>Chamusca</text:p>
          </table:table-cell>
          <table:table-cell table:formula="of:=COUNTIF([$governosps.D$2:.D$550];[.A28])" office:value-type="float" office:value="1" calcext:value-type="float">
            <text:p>1</text:p>
          </table:table-cell>
          <table:table-cell table:style-name="ce15" table:formula="of:=([.B28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s</text:p>
          </table:table-cell>
          <table:table-cell table:formula="of:=COUNTIF([$governosps.D$2:.D$550];[.A29])" office:value-type="float" office:value="1" calcext:value-type="float">
            <text:p>1</text:p>
          </table:table-cell>
          <table:table-cell table:style-name="ce15" table:formula="of:=([.B29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mbra</text:p>
          </table:table-cell>
          <table:table-cell table:formula="of:=COUNTIF([$governosps.D$2:.D$550];[.A30])" office:value-type="float" office:value="14" calcext:value-type="float">
            <text:p>14</text:p>
          </table:table-cell>
          <table:table-cell table:style-name="ce15" table:formula="of:=([.B30]*100)/252" office:value-type="float" office:value="5.5555555555555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ilhã</text:p>
          </table:table-cell>
          <table:table-cell table:formula="of:=COUNTIF([$governosps.D$2:.D$550];[.A31])" office:value-type="float" office:value="0" calcext:value-type="float">
            <text:p>0</text:p>
          </table:table-cell>
          <table:table-cell table:style-name="ce15" table:formula="of:=([.B31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onhecido</text:p>
          </table:table-cell>
          <table:table-cell table:formula="of:=COUNTIF([$governosps.D$2:.D$550];[.A32])" office:value-type="float" office:value="5" calcext:value-type="float">
            <text:p>5</text:p>
          </table:table-cell>
          <table:table-cell table:style-name="ce15" table:formula="of:=([.B32]*100)/252" office:value-type="float" office:value="1.98412698412698" calcext:value-type="float">
            <text:p>2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inho</text:p>
          </table:table-cell>
          <table:table-cell table:formula="of:=COUNTIF([$governosps.D$2:.D$550];[.A33])" office:value-type="float" office:value="0" calcext:value-type="float">
            <text:p>0</text:p>
          </table:table-cell>
          <table:table-cell table:style-name="ce15" table:formula="of:=([.B33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sende</text:p>
          </table:table-cell>
          <table:table-cell table:formula="of:=COUNTIF([$governosps.D$2:.D$550];[.A34])" office:value-type="float" office:value="0" calcext:value-type="float">
            <text:p>0</text:p>
          </table:table-cell>
          <table:table-cell table:style-name="ce15" table:formula="of:=([.B34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rreja</text:p>
          </table:table-cell>
          <table:table-cell table:formula="of:=COUNTIF([$governosps.D$2:.D$550];[.A35])" office:value-type="float" office:value="0" calcext:value-type="float">
            <text:p>0</text:p>
          </table:table-cell>
          <table:table-cell table:style-name="ce15" table:formula="of:=([.B35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emoz</text:p>
          </table:table-cell>
          <table:table-cell table:formula="of:=COUNTIF([$governosps.D$2:.D$550];[.A36])" office:value-type="float" office:value="0" calcext:value-type="float">
            <text:p>0</text:p>
          </table:table-cell>
          <table:table-cell table:style-name="ce15" table:formula="of:=([.B36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vora</text:p>
          </table:table-cell>
          <table:table-cell table:formula="of:=COUNTIF([$governosps.D$2:.D$550];[.A37])" office:value-type="float" office:value="1" calcext:value-type="float">
            <text:p>1</text:p>
          </table:table-cell>
          <table:table-cell table:style-name="ce15" table:formula="of:=([.B37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Alentejo</text:p>
          </table:table-cell>
          <table:table-cell table:formula="of:=COUNTIF([$governosps.D$2:.D$550];[.A38])" office:value-type="float" office:value="0" calcext:value-type="float">
            <text:p>0</text:p>
          </table:table-cell>
          <table:table-cell table:style-name="ce15" table:formula="of:=([.B38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a Foz</text:p>
          </table:table-cell>
          <table:table-cell table:formula="of:=COUNTIF([$governosps.D$2:.D$550];[.A39])" office:value-type="float" office:value="0" calcext:value-type="float">
            <text:p>0</text:p>
          </table:table-cell>
          <table:table-cell table:style-name="ce15" table:formula="of:=([.B39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ão</text:p>
          </table:table-cell>
          <table:table-cell table:formula="of:=COUNTIF([$governosps.D$2:.D$550];[.A40])" office:value-type="float" office:value="0" calcext:value-type="float">
            <text:p>0</text:p>
          </table:table-cell>
          <table:table-cell table:style-name="ce15" table:formula="of:=([.B40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egã</text:p>
          </table:table-cell>
          <table:table-cell table:formula="of:=COUNTIF([$governosps.D$2:.D$550];[.A41])" office:value-type="float" office:value="1" calcext:value-type="float">
            <text:p>1</text:p>
          </table:table-cell>
          <table:table-cell table:style-name="ce15" table:formula="of:=([.B41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domar</text:p>
          </table:table-cell>
          <table:table-cell table:formula="of:=COUNTIF([$governosps.D$2:.D$550];[.A42])" office:value-type="float" office:value="0" calcext:value-type="float">
            <text:p>0</text:p>
          </table:table-cell>
          <table:table-cell table:style-name="ce15" table:formula="of:=([.B42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</text:p>
          </table:table-cell>
          <table:table-cell table:formula="of:=COUNTIF([$governosps.D$2:.D$550];[.A43])" office:value-type="float" office:value="2" calcext:value-type="float">
            <text:p>2</text:p>
          </table:table-cell>
          <table:table-cell table:style-name="ce15" table:formula="of:=([.B43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marães</text:p>
          </table:table-cell>
          <table:table-cell table:formula="of:=COUNTIF([$governosps.D$2:.D$550];[.A44])" office:value-type="float" office:value="2" calcext:value-type="float">
            <text:p>2</text:p>
          </table:table-cell>
          <table:table-cell table:style-name="ce15" table:formula="of:=([.B44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é-Bissau</text:p>
          </table:table-cell>
          <table:table-cell table:formula="of:=COUNTIF([$governosps.D$2:.D$550];[.A45])" office:value-type="float" office:value="3" calcext:value-type="float">
            <text:p>3</text:p>
          </table:table-cell>
          <table:table-cell table:style-name="ce15" table:formula="of:=([.B45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nha-a-Nova</text:p>
          </table:table-cell>
          <table:table-cell table:formula="of:=COUNTIF([$governosps.D$2:.D$550];[.A46])" office:value-type="float" office:value="2" calcext:value-type="float">
            <text:p>2</text:p>
          </table:table-cell>
          <table:table-cell table:style-name="ce15" table:formula="of:=([.B46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havo</text:p>
          </table:table-cell>
          <table:table-cell table:formula="of:=COUNTIF([$governosps.D$2:.D$550];[.A47])" office:value-type="float" office:value="0" calcext:value-type="float">
            <text:p>0</text:p>
          </table:table-cell>
          <table:table-cell table:style-name="ce15" table:formula="of:=([.B47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ndia</text:p>
          </table:table-cell>
          <table:table-cell table:formula="of:=COUNTIF([$governosps.D$2:.D$550];[.A48])" office:value-type="float" office:value="2" calcext:value-type="float">
            <text:p>2</text:p>
          </table:table-cell>
          <table:table-cell table:style-name="ce15" table:formula="of:=([.B48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ego</text:p>
          </table:table-cell>
          <table:table-cell table:formula="of:=COUNTIF([$governosps.D$2:.D$550];[.A49])" office:value-type="float" office:value="0" calcext:value-type="float">
            <text:p>0</text:p>
          </table:table-cell>
          <table:table-cell table:style-name="ce15" table:formula="of:=([.B49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ria</text:p>
          </table:table-cell>
          <table:table-cell table:formula="of:=COUNTIF([$governosps.D$2:.D$550];[.A50])" office:value-type="float" office:value="0" calcext:value-type="float">
            <text:p>0</text:p>
          </table:table-cell>
          <table:table-cell table:style-name="ce15" table:formula="of:=([.B50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boa</text:p>
          </table:table-cell>
          <table:table-cell table:formula="of:=COUNTIF([$governosps.D$2:.D$550];[.A51])" office:value-type="float" office:value="80" calcext:value-type="float">
            <text:p>80</text:p>
          </table:table-cell>
          <table:table-cell table:style-name="ce15" table:formula="of:=([.B51]*100)/252" office:value-type="float" office:value="31.7460317460317" calcext:value-type="float">
            <text:p>3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lé</text:p>
          </table:table-cell>
          <table:table-cell table:formula="of:=COUNTIF([$governosps.D$2:.D$550];[.A52])" office:value-type="float" office:value="0" calcext:value-type="float">
            <text:p>0</text:p>
          </table:table-cell>
          <table:table-cell table:style-name="ce15" table:formula="of:=([.B52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es</text:p>
          </table:table-cell>
          <table:table-cell table:formula="of:=COUNTIF([$governosps.D$2:.D$550];[.A53])" office:value-type="float" office:value="0" calcext:value-type="float">
            <text:p>0</text:p>
          </table:table-cell>
          <table:table-cell table:style-name="ce15" table:formula="of:=([.B53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inhã</text:p>
          </table:table-cell>
          <table:table-cell table:formula="of:=COUNTIF([$governosps.D$2:.D$550];[.A54])" office:value-type="float" office:value="2" calcext:value-type="float">
            <text:p>2</text:p>
          </table:table-cell>
          <table:table-cell table:style-name="ce15" table:formula="of:=([.B54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a</text:p>
          </table:table-cell>
          <table:table-cell table:formula="of:=COUNTIF([$governosps.D$2:.D$550];[.A55])" office:value-type="float" office:value="3" calcext:value-type="float">
            <text:p>3</text:p>
          </table:table-cell>
          <table:table-cell table:style-name="ce15" table:formula="of:=([.B55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gualde</text:p>
          </table:table-cell>
          <table:table-cell table:formula="of:=COUNTIF([$governosps.D$2:.D$550];[.A56])" office:value-type="float" office:value="0" calcext:value-type="float">
            <text:p>0</text:p>
          </table:table-cell>
          <table:table-cell table:style-name="ce15" table:formula="of:=([.B56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ha Grande</text:p>
          </table:table-cell>
          <table:table-cell table:formula="of:=COUNTIF([$governosps.D$2:.D$550];[.A57])" office:value-type="float" office:value="3" calcext:value-type="float">
            <text:p>3</text:p>
          </table:table-cell>
          <table:table-cell table:style-name="ce15" table:formula="of:=([.B57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sinhos</text:p>
          </table:table-cell>
          <table:table-cell table:formula="of:=COUNTIF([$governosps.D$2:.D$550];[.A58])" office:value-type="float" office:value="2" calcext:value-type="float">
            <text:p>2</text:p>
          </table:table-cell>
          <table:table-cell table:style-name="ce15" table:formula="of:=([.B58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Douro</text:p>
          </table:table-cell>
          <table:table-cell table:formula="of:=COUNTIF([$governosps.D$2:.D$550];[.A59])" office:value-type="float" office:value="2" calcext:value-type="float">
            <text:p>2</text:p>
          </table:table-cell>
          <table:table-cell table:style-name="ce15" table:formula="of:=([.B59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ela</text:p>
          </table:table-cell>
          <table:table-cell table:formula="of:=COUNTIF([$governosps.D$2:.D$550];[.A60])" office:value-type="float" office:value="0" calcext:value-type="float">
            <text:p>0</text:p>
          </table:table-cell>
          <table:table-cell table:style-name="ce15" table:formula="of:=([.B60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çambique</text:p>
          </table:table-cell>
          <table:table-cell table:formula="of:=COUNTIF([$governosps.D$2:.D$550];[.A61])" office:value-type="float" office:value="3" calcext:value-type="float">
            <text:p>3</text:p>
          </table:table-cell>
          <table:table-cell table:style-name="ce15" table:formula="of:=([.B61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legre</text:p>
          </table:table-cell>
          <table:table-cell table:formula="of:=COUNTIF([$governosps.D$2:.D$550];[.A62])" office:value-type="float" office:value="0" calcext:value-type="float">
            <text:p>0</text:p>
          </table:table-cell>
          <table:table-cell table:style-name="ce15" table:formula="of:=([.B62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Novo</text:p>
          </table:table-cell>
          <table:table-cell table:formula="of:=COUNTIF([$governosps.D$2:.D$550];[.A63])" office:value-type="float" office:value="3" calcext:value-type="float">
            <text:p>3</text:p>
          </table:table-cell>
          <table:table-cell table:style-name="ce15" table:formula="of:=([.B63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ijo</text:p>
          </table:table-cell>
          <table:table-cell table:formula="of:=COUNTIF([$governosps.D$2:.D$550];[.A64])" office:value-type="float" office:value="1" calcext:value-type="float">
            <text:p>1</text:p>
          </table:table-cell>
          <table:table-cell table:style-name="ce15" table:formula="of:=([.B64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tosa</text:p>
          </table:table-cell>
          <table:table-cell table:formula="of:=COUNTIF([$governosps.D$2:.D$550];[.A65])" office:value-type="float" office:value="0" calcext:value-type="float">
            <text:p>0</text:p>
          </table:table-cell>
          <table:table-cell table:style-name="ce15" table:formula="of:=([.B65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zaré</text:p>
          </table:table-cell>
          <table:table-cell table:formula="of:=COUNTIF([$governosps.D$2:.D$550];[.A66])" office:value-type="float" office:value="0" calcext:value-type="float">
            <text:p>0</text:p>
          </table:table-cell>
          <table:table-cell table:style-name="ce15" table:formula="of:=([.B66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iras</text:p>
          </table:table-cell>
          <table:table-cell table:formula="of:=COUNTIF([$governosps.D$2:.D$550];[.A67])" office:value-type="float" office:value="2" calcext:value-type="float">
            <text:p>2</text:p>
          </table:table-cell>
          <table:table-cell table:style-name="ce15" table:formula="of:=([.B67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hão</text:p>
          </table:table-cell>
          <table:table-cell table:formula="of:=COUNTIF([$governosps.D$2:.D$550];[.A68])" office:value-type="float" office:value="2" calcext:value-type="float">
            <text:p>2</text:p>
          </table:table-cell>
          <table:table-cell table:style-name="ce15" table:formula="of:=([.B68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Hospital</text:p>
          </table:table-cell>
          <table:table-cell table:formula="of:=COUNTIF([$governosps.D$2:.D$550];[.A69])" office:value-type="float" office:value="1" calcext:value-type="float">
            <text:p>1</text:p>
          </table:table-cell>
          <table:table-cell table:style-name="ce15" table:formula="of:=([.B69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ém</text:p>
          </table:table-cell>
          <table:table-cell table:formula="of:=COUNTIF([$governosps.D$2:.D$550];[.A70])" office:value-type="float" office:value="0" calcext:value-type="float">
            <text:p>0</text:p>
          </table:table-cell>
          <table:table-cell table:style-name="ce15" table:formula="of:=([.B70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 de Coura</text:p>
          </table:table-cell>
          <table:table-cell table:formula="of:=COUNTIF([$governosps.D$2:.D$550];[.A71])" office:value-type="float" office:value="2" calcext:value-type="float">
            <text:p>2</text:p>
          </table:table-cell>
          <table:table-cell table:style-name="ce15" table:formula="of:=([.B71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macor</text:p>
          </table:table-cell>
          <table:table-cell table:formula="of:=COUNTIF([$governosps.D$2:.D$550];[.A72])" office:value-type="float" office:value="1" calcext:value-type="float">
            <text:p>1</text:p>
          </table:table-cell>
          <table:table-cell table:style-name="ce15" table:formula="of:=([.B72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dono</text:p>
          </table:table-cell>
          <table:table-cell table:formula="of:=COUNTIF([$governosps.D$2:.D$550];[.A73])" office:value-type="float" office:value="0" calcext:value-type="float">
            <text:p>0</text:p>
          </table:table-cell>
          <table:table-cell table:style-name="ce15" table:formula="of:=([.B73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la</text:p>
          </table:table-cell>
          <table:table-cell table:formula="of:=COUNTIF([$governosps.D$2:.D$550];[.A74])" office:value-type="float" office:value="1" calcext:value-type="float">
            <text:p>1</text:p>
          </table:table-cell>
          <table:table-cell table:style-name="ce15" table:formula="of:=([.B74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bal</text:p>
          </table:table-cell>
          <table:table-cell table:formula="of:=COUNTIF([$governosps.D$2:.D$550];[.A75])" office:value-type="float" office:value="3" calcext:value-type="float">
            <text:p>3</text:p>
          </table:table-cell>
          <table:table-cell table:style-name="ce15" table:formula="of:=([.B75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elgada</text:p>
          </table:table-cell>
          <table:table-cell table:formula="of:=COUNTIF([$governosps.D$2:.D$550];[.A76])" office:value-type="float" office:value="7" calcext:value-type="float">
            <text:p>7</text:p>
          </table:table-cell>
          <table:table-cell table:style-name="ce15" table:formula="of:=([.B76]*100)/252" office:value-type="float" office:value="2.7777777777777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Sor</text:p>
          </table:table-cell>
          <table:table-cell table:formula="of:=COUNTIF([$governosps.D$2:.D$550];[.A77])" office:value-type="float" office:value="1" calcext:value-type="float">
            <text:p>1</text:p>
          </table:table-cell>
          <table:table-cell table:style-name="ce15" table:formula="of:=([.B77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legre</text:p>
          </table:table-cell>
          <table:table-cell table:formula="of:=COUNTIF([$governosps.D$2:.D$550];[.A78])" office:value-type="float" office:value="3" calcext:value-type="float">
            <text:p>3</text:p>
          </table:table-cell>
          <table:table-cell table:style-name="ce15" table:formula="of:=([.B78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</text:p>
          </table:table-cell>
          <table:table-cell table:formula="of:=COUNTIF([$governosps.D$2:.D$550];[.A79])" office:value-type="float" office:value="15" calcext:value-type="float">
            <text:p>15</text:p>
          </table:table-cell>
          <table:table-cell table:style-name="ce15" table:formula="of:=([.B79]*100)/252" office:value-type="float" office:value="5.95238095238095" calcext:value-type="float">
            <text:p>6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de Mós</text:p>
          </table:table-cell>
          <table:table-cell table:formula="of:=COUNTIF([$governosps.D$2:.D$550];[.A80])" office:value-type="float" office:value="3" calcext:value-type="float">
            <text:p>3</text:p>
          </table:table-cell>
          <table:table-cell table:style-name="ce15" table:formula="of:=([.B80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Santa Iria</text:p>
          </table:table-cell>
          <table:table-cell table:formula="of:=COUNTIF([$governosps.D$2:.D$550];[.A81])" office:value-type="float" office:value="0" calcext:value-type="float">
            <text:p>0</text:p>
          </table:table-cell>
          <table:table-cell table:style-name="ce15" table:formula="of:=([.B81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Varzim</text:p>
          </table:table-cell>
          <table:table-cell table:formula="of:=COUNTIF([$governosps.D$2:.D$550];[.A82])" office:value-type="float" office:value="1" calcext:value-type="float">
            <text:p>1</text:p>
          </table:table-cell>
          <table:table-cell table:style-name="ce15" table:formula="of:=([.B82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osa</text:p>
          </table:table-cell>
          <table:table-cell table:formula="of:=COUNTIF([$governosps.D$2:.D$550];[.A83])" office:value-type="float" office:value="2" calcext:value-type="float">
            <text:p>2</text:p>
          </table:table-cell>
          <table:table-cell table:style-name="ce15" table:formula="of:=([.B83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rém</text:p>
          </table:table-cell>
          <table:table-cell table:formula="of:=COUNTIF([$governosps.D$2:.D$550];[.A84])" office:value-type="float" office:value="0" calcext:value-type="float">
            <text:p>0</text:p>
          </table:table-cell>
          <table:table-cell table:style-name="ce15" table:formula="of:=([.B84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 Tirso</text:p>
          </table:table-cell>
          <table:table-cell table:formula="of:=COUNTIF([$governosps.D$2:.D$550];[.A85])" office:value-type="float" office:value="0" calcext:value-type="float">
            <text:p>0</text:p>
          </table:table-cell>
          <table:table-cell table:style-name="ce15" table:formula="of:=([.B85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Madeira</text:p>
          </table:table-cell>
          <table:table-cell table:formula="of:=COUNTIF([$governosps.D$2:.D$550];[.A86])" office:value-type="float" office:value="3" calcext:value-type="float">
            <text:p>3</text:p>
          </table:table-cell>
          <table:table-cell table:style-name="ce15" table:formula="of:=([.B86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formula="of:=COUNTIF([$governosps.D$2:.D$550];[.A87])" office:value-type="float" office:value="1" calcext:value-type="float">
            <text:p>1</text:p>
          </table:table-cell>
          <table:table-cell table:style-name="ce15" table:formula="of:=([.B87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a</text:p>
          </table:table-cell>
          <table:table-cell table:formula="of:=COUNTIF([$governosps.D$2:.D$550];[.A88])" office:value-type="float" office:value="6" calcext:value-type="float">
            <text:p>6</text:p>
          </table:table-cell>
          <table:table-cell table:style-name="ce15" table:formula="of:=([.B88]*100)/252" office:value-type="float" office:value="2.38095238095238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xal</text:p>
          </table:table-cell>
          <table:table-cell table:formula="of:=COUNTIF([$governosps.D$2:.D$550];[.A89])" office:value-type="float" office:value="0" calcext:value-type="float">
            <text:p>0</text:p>
          </table:table-cell>
          <table:table-cell table:style-name="ce15" table:formula="of:=([.B89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imbra</text:p>
          </table:table-cell>
          <table:table-cell table:formula="of:=COUNTIF([$governosps.D$2:.D$550];[.A90])" office:value-type="float" office:value="2" calcext:value-type="float">
            <text:p>2</text:p>
          </table:table-cell>
          <table:table-cell table:style-name="ce15" table:formula="of:=([.B90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úbal</text:p>
          </table:table-cell>
          <table:table-cell table:formula="of:=COUNTIF([$governosps.D$2:.D$550];[.A91])" office:value-type="float" office:value="3" calcext:value-type="float">
            <text:p>3</text:p>
          </table:table-cell>
          <table:table-cell table:style-name="ce15" table:formula="of:=([.B91]*100)/252" office:value-type="float" office:value="1.19047619047619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ra</text:p>
          </table:table-cell>
          <table:table-cell table:formula="of:=COUNTIF([$governosps.D$2:.D$550];[.A92])" office:value-type="float" office:value="2" calcext:value-type="float">
            <text:p>2</text:p>
          </table:table-cell>
          <table:table-cell table:style-name="ce15" table:formula="of:=([.B92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ábua</text:p>
          </table:table-cell>
          <table:table-cell table:formula="of:=COUNTIF([$governosps.D$2:.D$550];[.A93])" office:value-type="float" office:value="1" calcext:value-type="float">
            <text:p>1</text:p>
          </table:table-cell>
          <table:table-cell table:style-name="ce15" table:formula="of:=([.B93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r</text:p>
          </table:table-cell>
          <table:table-cell table:formula="of:=COUNTIF([$governosps.D$2:.D$550];[.A94])" office:value-type="float" office:value="0" calcext:value-type="float">
            <text:p>0</text:p>
          </table:table-cell>
          <table:table-cell table:style-name="ce15" table:formula="of:=([.B94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dela</text:p>
          </table:table-cell>
          <table:table-cell table:formula="of:=COUNTIF([$governosps.D$2:.D$550];[.A95])" office:value-type="float" office:value="0" calcext:value-type="float">
            <text:p>0</text:p>
          </table:table-cell>
          <table:table-cell table:style-name="ce15" table:formula="of:=([.B95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Novas</text:p>
          </table:table-cell>
          <table:table-cell table:formula="of:=COUNTIF([$governosps.D$2:.D$550];[.A96])" office:value-type="float" office:value="2" calcext:value-type="float">
            <text:p>2</text:p>
          </table:table-cell>
          <table:table-cell table:style-name="ce15" table:formula="of:=([.B96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Castelo</text:p>
          </table:table-cell>
          <table:table-cell table:formula="of:=COUNTIF([$governosps.D$2:.D$550];[.A97])" office:value-type="float" office:value="1" calcext:value-type="float">
            <text:p>1</text:p>
          </table:table-cell>
          <table:table-cell table:style-name="ce15" table:formula="of:=([.B97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Conde</text:p>
          </table:table-cell>
          <table:table-cell table:formula="of:=COUNTIF([$governosps.D$2:.D$550];[.A98])" office:value-type="float" office:value="2" calcext:value-type="float">
            <text:p>2</text:p>
          </table:table-cell>
          <table:table-cell table:style-name="ce15" table:formula="of:=([.B98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formula="of:=COUNTIF([$governosps.D$2:.D$550];[.A99])" office:value-type="float" office:value="1" calcext:value-type="float">
            <text:p>1</text:p>
          </table:table-cell>
          <table:table-cell table:style-name="ce15" table:formula="of:=([.B99]*100)/252" office:value-type="float" office:value="0.39682539682539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Gaia</text:p>
          </table:table-cell>
          <table:table-cell table:formula="of:=COUNTIF([$governosps.D$2:.D$550];[.A100])" office:value-type="float" office:value="0" calcext:value-type="float">
            <text:p>0</text:p>
          </table:table-cell>
          <table:table-cell table:style-name="ce15" table:formula="of:=([.B100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rde</text:p>
          </table:table-cell>
          <table:table-cell table:formula="of:=COUNTIF([$governosps.D$2:.D$550];[.A101])" office:value-type="float" office:value="0" calcext:value-type="float">
            <text:p>0</text:p>
          </table:table-cell>
          <table:table-cell table:style-name="ce15" table:formula="of:=([.B101]*100)/25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hais</text:p>
          </table:table-cell>
          <table:table-cell table:formula="of:=COUNTIF([$governosps.D$2:.D$550];[.A102])" office:value-type="float" office:value="2" calcext:value-type="float">
            <text:p>2</text:p>
          </table:table-cell>
          <table:table-cell table:style-name="ce15" table:formula="of:=([.B102]*100)/252" office:value-type="float" office:value="0.79365079365079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eu</text:p>
          </table:table-cell>
          <table:table-cell table:formula="of:=COUNTIF([$governosps.D$2:.D$550];[.A103])" office:value-type="float" office:value="7" calcext:value-type="float">
            <text:p>7</text:p>
          </table:table-cell>
          <table:table-cell table:style-name="ce15" table:formula="of:=([.B103]*100)/252" office:value-type="float" office:value="2.7777777777777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3])" office:value-type="float" office:value="252" calcext:value-type="float">
            <text:p>252</text:p>
          </table:table-cell>
          <table:table-cell table:style-name="ce15"/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 table:number-rows-repeated="23">
          <table:table-cell table:style-name="ce11"/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304">
          <table:table-cell table:number-columns-repeated="7"/>
        </table:table-row>
        <table:table-row table:style-name="ro1">
          <table:table-cell table:style-name="ce3"/>
          <table:table-cell table:number-columns-repeated="6"/>
        </table:table-row>
        <table:table-row table:style-name="ro1" table:number-rows-repeated="10480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vernospsd" table:style-name="ta2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0" table:number-columns-repeated="5" table:default-cell-style-name="Default"/>
        <table:table-row table:style-name="ro1">
          <table:table-cell office:value-type="string" calcext:value-type="string">
            <text:p>Govern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ncelho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Governo liderado por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icardo Bayão Hor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asco Futscher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number-columns-repeated="2"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Bri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Belez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en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Silva Peneda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Falcão e Cunha 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António Carmona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mílcar The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abela Rodrigu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e Estado e de Negócios Estrangeiros</text:p>
          </table:table-cell>
          <table:table-cell office:value-type="string" calcext:value-type="string">
            <text:p>Paulo Rangel</text:p>
          </table:table-cell>
          <table:table-cell office:value-type="string" calcext:value-type="string">
            <text:p>Vila Nova de G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 Estado e das Finanças</text:p>
          </table:table-cell>
          <table:table-cell office:value-type="string" calcext:value-type="string">
            <text:p>Joaquim Miranda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Leitão Amaro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Adjunto e de Coesão Territorial</text:p>
          </table:table-cell>
          <table:table-cell office:value-type="string" calcext:value-type="string">
            <text:p>Manuel Castro Almeid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Pedro Duarte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Melo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Rita Júdice</text:p>
          </table:table-cell>
          <table:table-cell table:number-columns-repeated="2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Margarida Blasc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ducação, Ciência e Inovação</text:p>
          </table:table-cell>
          <table:table-cell office:value-type="string" calcext:value-type="string">
            <text:p>Fernando Alexandre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Paula Martins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s Infraestruturas e Habitação</text:p>
          </table:table-cell>
          <table:table-cell office:value-type="string" calcext:value-type="string">
            <text:p>Miguel Pinto L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Pedro Re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Maria do Rosário Palma Ramal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Ambiente e Energia</text:p>
          </table:table-cell>
          <table:table-cell office:value-type="string" calcext:value-type="string">
            <text:p>Maria da 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ventude e Modernização</text:p>
          </table:table-cell>
          <table:table-cell office:value-type="string" calcext:value-type="string">
            <text:p>Margarida Balseiro Lopes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Agricultura e Pesca</text:p>
          </table:table-cell>
          <table:table-cell office:value-type="string" calcext:value-type="string">
            <text:p>José Manuel Fernandes</text:p>
          </table:table-cell>
          <table:table-cell office:value-type="string" calcext:value-type="string">
            <text:p>Vila Ver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Dalila Rodrigues</text:p>
          </table:table-cell>
          <table:table-cell office:value-type="string" calcext:value-type="string">
            <text:p>Penedon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</table:table-row>
        <table:table-row table:style-name="ro1" table:number-rows-repeated="10483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vernosPSD_stats" table:style-name="ta2">
        <table:table-column table:style-name="co65" table:default-cell-style-name="Default"/>
        <table:table-column table:style-name="co82" table:number-columns-repeated="2" table:default-cell-style-name="Default"/>
        <table:table-column table:style-name="co65" table:number-columns-repeated="2" table:default-cell-style-name="Default"/>
        <table:table-column table:style-name="co83" table:number-columns-repeated="2" table:default-cell-style-name="Default"/>
        <table:table-row table:style-name="ro1">
          <table:table-cell table:style-name="ce3" office:value-type="string" calcext:value-type="string">
            <text:p>Concelho</text:p>
          </table:table-cell>
          <table:table-cell table:style-name="ce14" office:value-type="string" calcext:value-type="string">
            <text:p>Absolutos</text:p>
          </table:table-cell>
          <table:table-cell table:style-name="ce14" office:value-type="string" calcext:value-type="string">
            <text:p>Percentagem</text:p>
          </table:table-cell>
          <table:table-cell/>
          <table:table-cell table:style-name="ce3" office:value-type="string" calcext:value-type="string">
            <text:p>Distrito</text:p>
          </table:table-cell>
          <table:table-cell table:style-name="ce14" office:value-type="string" calcext:value-type="string">
            <text:p>Absolutos</text:p>
          </table:table-cell>
          <table:table-cell table:style-name="ce14" office:value-type="string" calcext:value-type="string">
            <text:p>Percentagem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style-name="ce14" table:formula="of:=COUNTIF([$governospsd.D$2:.D$550];[.A2])" office:value-type="float" office:value="1" calcext:value-type="float">
            <text:p>1</text:p>
          </table:table-cell>
          <table:table-cell table:style-name="ce15" table:formula="of:=([.B2]*100)/262" office:value-type="float" office:value="0.381679389312977" calcext:value-type="float">
            <text:p>0.4</text:p>
          </table:table-cell>
          <table:table-cell/>
          <table:table-cell office:value-type="string" calcext:value-type="string">
            <text:p>Açores</text:p>
          </table:table-cell>
          <table:table-cell table:style-name="ce14" table:formula="of:=COUNTIF([$governospsd.E$2:.E$550];[.E2])" office:value-type="float" office:value="3" calcext:value-type="float">
            <text:p>3</text:p>
          </table:table-cell>
          <table:table-cell table:style-name="ce15" table:formula="of:=([.F2]*100)/262" office:value-type="float" office:value="1.14503816793893" calcext:value-type="float">
            <text:p>1.1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style-name="ce14" table:formula="of:=COUNTIF([$governospsd.D$2:.D$550];[.A3])" office:value-type="float" office:value="0" calcext:value-type="float">
            <text:p>0</text:p>
          </table:table-cell>
          <table:table-cell table:style-name="ce15" table:formula="of:=([.B3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Angola</text:p>
          </table:table-cell>
          <table:table-cell table:style-name="ce14" table:formula="of:=COUNTIF([$governospsd.E$2:.E$550];[.E3])" office:value-type="float" office:value="10" calcext:value-type="float">
            <text:p>10</text:p>
          </table:table-cell>
          <table:table-cell table:style-name="ce15" table:formula="of:=([.F3]*100)/262" office:value-type="float" office:value="3.81679389312977" calcext:value-type="float">
            <text:p>3.8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style-name="ce14" table:formula="of:=COUNTIF([$governospsd.D$2:.D$550];[.A4])" office:value-type="float" office:value="2" calcext:value-type="float">
            <text:p>2</text:p>
          </table:table-cell>
          <table:table-cell table:style-name="ce15" table:formula="of:=([.B4]*100)/262" office:value-type="float" office:value="0.763358778625954" calcext:value-type="float">
            <text:p>0.8</text:p>
          </table:table-cell>
          <table:table-cell/>
          <table:table-cell office:value-type="string" calcext:value-type="string">
            <text:p>Aveiro</text:p>
          </table:table-cell>
          <table:table-cell table:style-name="ce14" table:formula="of:=COUNTIF([$governospsd.E$2:.E$550];[.E4])" office:value-type="float" office:value="12" calcext:value-type="float">
            <text:p>12</text:p>
          </table:table-cell>
          <table:table-cell table:style-name="ce15" table:formula="of:=([.F4]*100)/262" office:value-type="float" office:value="4.58015267175573" calcext:value-type="float">
            <text:p>4.6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style-name="ce14" table:formula="of:=COUNTIF([$governospsd.D$2:.D$550];[.A5])" office:value-type="float" office:value="0" calcext:value-type="float">
            <text:p>0</text:p>
          </table:table-cell>
          <table:table-cell table:style-name="ce15" table:formula="of:=([.B5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Beja</text:p>
          </table:table-cell>
          <table:table-cell table:style-name="ce14" table:formula="of:=COUNTIF([$governospsd.E$2:.E$550];[.E5])" office:value-type="float" office:value="4" calcext:value-type="float">
            <text:p>4</text:p>
          </table:table-cell>
          <table:table-cell table:style-name="ce15" table:formula="of:=([.F5]*100)/262" office:value-type="float" office:value="1.52671755725191" calcext:value-type="float">
            <text:p>1.5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style-name="ce14" table:formula="of:=COUNTIF([$governospsd.D$2:.D$550];[.A6])" office:value-type="float" office:value="0" calcext:value-type="float">
            <text:p>0</text:p>
          </table:table-cell>
          <table:table-cell table:style-name="ce15" table:formula="of:=([.B6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Braga</text:p>
          </table:table-cell>
          <table:table-cell table:style-name="ce14" table:formula="of:=COUNTIF([$governospsd.E$2:.E$550];[.E6])" office:value-type="float" office:value="17" calcext:value-type="float">
            <text:p>17</text:p>
          </table:table-cell>
          <table:table-cell table:style-name="ce15" table:formula="of:=([.F6]*100)/262" office:value-type="float" office:value="6.48854961832061" calcext:value-type="float">
            <text:p>6.5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style-name="ce14" table:formula="of:=COUNTIF([$governospsd.D$2:.D$550];[.A7])" office:value-type="float" office:value="1" calcext:value-type="float">
            <text:p>1</text:p>
          </table:table-cell>
          <table:table-cell table:style-name="ce15" table:formula="of:=([.B7]*100)/262" office:value-type="float" office:value="0.381679389312977" calcext:value-type="float">
            <text:p>0.4</text:p>
          </table:table-cell>
          <table:table-cell/>
          <table:table-cell office:value-type="string" calcext:value-type="string">
            <text:p>Bragança</text:p>
          </table:table-cell>
          <table:table-cell table:style-name="ce14" table:formula="of:=COUNTIF([$governospsd.E$2:.E$550];[.E7])" office:value-type="float" office:value="1" calcext:value-type="float">
            <text:p>1</text:p>
          </table:table-cell>
          <table:table-cell table:style-name="ce15" table:formula="of:=([.F7]*100)/262" office:value-type="float" office:value="0.381679389312977" calcext:value-type="float">
            <text:p>0.4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style-name="ce14" table:formula="of:=COUNTIF([$governospsd.D$2:.D$550];[.A8])" office:value-type="float" office:value="0" calcext:value-type="float">
            <text:p>0</text:p>
          </table:table-cell>
          <table:table-cell table:style-name="ce15" table:formula="of:=([.B8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Cabo Verde</text:p>
          </table:table-cell>
          <table:table-cell table:style-name="ce14" table:formula="of:=COUNTIF([$governospsd.E$2:.E$550];[.E8])" office:value-type="float" office:value="0" calcext:value-type="float">
            <text:p>0</text:p>
          </table:table-cell>
          <table:table-cell table:style-name="ce15" table:formula="of:=([.F8]*100)/262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style-name="ce14" table:formula="of:=COUNTIF([$governospsd.D$2:.D$550];[.A9])" office:value-type="float" office:value="2" calcext:value-type="float">
            <text:p>2</text:p>
          </table:table-cell>
          <table:table-cell table:style-name="ce15" table:formula="of:=([.B9]*100)/262" office:value-type="float" office:value="0.763358778625954" calcext:value-type="float">
            <text:p>0.8</text:p>
          </table:table-cell>
          <table:table-cell/>
          <table:table-cell office:value-type="string" calcext:value-type="string">
            <text:p>Castelo Branco</text:p>
          </table:table-cell>
          <table:table-cell table:style-name="ce14" table:formula="of:=COUNTIF([$governospsd.E$2:.E$550];[.E9])" office:value-type="float" office:value="6" calcext:value-type="float">
            <text:p>6</text:p>
          </table:table-cell>
          <table:table-cell table:style-name="ce15" table:formula="of:=([.F9]*100)/262" office:value-type="float" office:value="2.29007633587786" calcext:value-type="float">
            <text:p>2.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style-name="ce14" table:formula="of:=COUNTIF([$governospsd.D$2:.D$550];[.A10])" office:value-type="float" office:value="2" calcext:value-type="float">
            <text:p>2</text:p>
          </table:table-cell>
          <table:table-cell table:style-name="ce15" table:formula="of:=([.B10]*100)/262" office:value-type="float" office:value="0.763358778625954" calcext:value-type="float">
            <text:p>0.8</text:p>
          </table:table-cell>
          <table:table-cell/>
          <table:table-cell office:value-type="string" calcext:value-type="string">
            <text:p>Coimbra</text:p>
          </table:table-cell>
          <table:table-cell table:style-name="ce14" table:formula="of:=COUNTIF([$governospsd.E$2:.E$550];[.E10])" office:value-type="float" office:value="21" calcext:value-type="float">
            <text:p>21</text:p>
          </table:table-cell>
          <table:table-cell table:style-name="ce15" table:formula="of:=([.F10]*100)/262" office:value-type="float" office:value="8.01526717557252" calcext:value-type="float">
            <text:p>8.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style-name="ce14" table:formula="of:=COUNTIF([$governospsd.D$2:.D$550];[.A11])" office:value-type="float" office:value="3" calcext:value-type="float">
            <text:p>3</text:p>
          </table:table-cell>
          <table:table-cell table:style-name="ce15" table:formula="of:=([.B11]*100)/262" office:value-type="float" office:value="1.14503816793893" calcext:value-type="float">
            <text:p>1.1</text:p>
          </table:table-cell>
          <table:table-cell/>
          <table:table-cell office:value-type="string" calcext:value-type="string">
            <text:p>Desconhecido</text:p>
          </table:table-cell>
          <table:table-cell table:style-name="ce14" table:formula="of:=COUNTIF([$governospsd.E$2:.E$550];[.E11])" office:value-type="float" office:value="8" calcext:value-type="float">
            <text:p>8</text:p>
          </table:table-cell>
          <table:table-cell table:style-name="ce15" table:formula="of:=([.F11]*100)/262" office:value-type="float" office:value="3.05343511450382" calcext:value-type="float">
            <text:p>3.1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style-name="ce14" table:formula="of:=COUNTIF([$governospsd.D$2:.D$550];[.A12])" office:value-type="float" office:value="1" calcext:value-type="float">
            <text:p>1</text:p>
          </table:table-cell>
          <table:table-cell table:style-name="ce15" table:formula="of:=([.B12]*100)/262" office:value-type="float" office:value="0.381679389312977" calcext:value-type="float">
            <text:p>0.4</text:p>
          </table:table-cell>
          <table:table-cell/>
          <table:table-cell office:value-type="string" calcext:value-type="string">
            <text:p>Évora</text:p>
          </table:table-cell>
          <table:table-cell table:style-name="ce14" table:formula="of:=COUNTIF([$governospsd.E$2:.E$550];[.E12])" office:value-type="float" office:value="1" calcext:value-type="float">
            <text:p>1</text:p>
          </table:table-cell>
          <table:table-cell table:style-name="ce15" table:formula="of:=([.F12]*100)/262" office:value-type="float" office:value="0.381679389312977" calcext:value-type="float">
            <text:p>0.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style-name="ce14" table:formula="of:=COUNTIF([$governospsd.D$2:.D$550];[.A13])" office:value-type="float" office:value="10" calcext:value-type="float">
            <text:p>10</text:p>
          </table:table-cell>
          <table:table-cell table:style-name="ce15" table:formula="of:=([.B13]*100)/262" office:value-type="float" office:value="3.81679389312977" calcext:value-type="float">
            <text:p>3.8</text:p>
          </table:table-cell>
          <table:table-cell/>
          <table:table-cell office:value-type="string" calcext:value-type="string">
            <text:p>Faro</text:p>
          </table:table-cell>
          <table:table-cell table:style-name="ce14" table:formula="of:=COUNTIF([$governospsd.E$2:.E$550];[.E13])" office:value-type="float" office:value="4" calcext:value-type="float">
            <text:p>4</text:p>
          </table:table-cell>
          <table:table-cell table:style-name="ce15" table:formula="of:=([.F13]*100)/262" office:value-type="float" office:value="1.52671755725191" calcext:value-type="float">
            <text:p>1.5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style-name="ce14" table:formula="of:=COUNTIF([$governospsd.D$2:.D$550];[.A14])" office:value-type="float" office:value="2" calcext:value-type="float">
            <text:p>2</text:p>
          </table:table-cell>
          <table:table-cell table:style-name="ce15" table:formula="of:=([.B14]*100)/262" office:value-type="float" office:value="0.763358778625954" calcext:value-type="float">
            <text:p>0.8</text:p>
          </table:table-cell>
          <table:table-cell/>
          <table:table-cell office:value-type="string" calcext:value-type="string">
            <text:p>Guarda</text:p>
          </table:table-cell>
          <table:table-cell table:style-name="ce14" table:formula="of:=COUNTIF([$governospsd.E$2:.E$550];[.E14])" office:value-type="float" office:value="4" calcext:value-type="float">
            <text:p>4</text:p>
          </table:table-cell>
          <table:table-cell table:style-name="ce15" table:formula="of:=([.F14]*100)/262" office:value-type="float" office:value="1.52671755725191" calcext:value-type="float">
            <text:p>1.5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style-name="ce14" table:formula="of:=COUNTIF([$governospsd.D$2:.D$550];[.A15])" office:value-type="float" office:value="0" calcext:value-type="float">
            <text:p>0</text:p>
          </table:table-cell>
          <table:table-cell table:style-name="ce15" table:formula="of:=([.B15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Guiné-Bissau</text:p>
          </table:table-cell>
          <table:table-cell table:style-name="ce14" table:formula="of:=COUNTIF([$governospsd.E$2:.E$550];[.E15])" office:value-type="float" office:value="1" calcext:value-type="float">
            <text:p>1</text:p>
          </table:table-cell>
          <table:table-cell table:style-name="ce15" table:formula="of:=([.F15]*100)/262" office:value-type="float" office:value="0.381679389312977" calcext:value-type="float">
            <text:p>0.4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style-name="ce14" table:formula="of:=COUNTIF([$governospsd.D$2:.D$550];[.A16])" office:value-type="float" office:value="0" calcext:value-type="float">
            <text:p>0</text:p>
          </table:table-cell>
          <table:table-cell table:style-name="ce15" table:formula="of:=([.B16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Índia</text:p>
          </table:table-cell>
          <table:table-cell table:style-name="ce14" table:formula="of:=COUNTIF([$governospsd.E$2:.E$550];[.E16])" office:value-type="float" office:value="0" calcext:value-type="float">
            <text:p>0</text:p>
          </table:table-cell>
          <table:table-cell table:style-name="ce15" table:formula="of:=([.F16]*100)/262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style-name="ce14" table:formula="of:=COUNTIF([$governospsd.D$2:.D$550];[.A17])" office:value-type="float" office:value="1" calcext:value-type="float">
            <text:p>1</text:p>
          </table:table-cell>
          <table:table-cell table:style-name="ce15" table:formula="of:=([.B17]*100)/262" office:value-type="float" office:value="0.381679389312977" calcext:value-type="float">
            <text:p>0.4</text:p>
          </table:table-cell>
          <table:table-cell/>
          <table:table-cell office:value-type="string" calcext:value-type="string">
            <text:p>Leiria</text:p>
          </table:table-cell>
          <table:table-cell table:style-name="ce14" table:formula="of:=COUNTIF([$governospsd.E$2:.E$550];[.E17])" office:value-type="float" office:value="14" calcext:value-type="float">
            <text:p>14</text:p>
          </table:table-cell>
          <table:table-cell table:style-name="ce15" table:formula="of:=([.F17]*100)/262" office:value-type="float" office:value="5.34351145038168" calcext:value-type="float">
            <text:p>5.3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style-name="ce14" table:formula="of:=COUNTIF([$governospsd.D$2:.D$550];[.A18])" office:value-type="float" office:value="0" calcext:value-type="float">
            <text:p>0</text:p>
          </table:table-cell>
          <table:table-cell table:style-name="ce15" table:formula="of:=([.B18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Lisboa</text:p>
          </table:table-cell>
          <table:table-cell table:style-name="ce14" table:formula="of:=COUNTIF([$governospsd.E$2:.E$550];[.E18])" office:value-type="float" office:value="96" calcext:value-type="float">
            <text:p>96</text:p>
          </table:table-cell>
          <table:table-cell table:style-name="ce15" table:formula="of:=([.F18]*100)/262" office:value-type="float" office:value="36.6412213740458" calcext:value-type="float">
            <text:p>36.6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style-name="ce14" table:formula="of:=COUNTIF([$governospsd.D$2:.D$550];[.A19])" office:value-type="float" office:value="2" calcext:value-type="float">
            <text:p>2</text:p>
          </table:table-cell>
          <table:table-cell table:style-name="ce15" table:formula="of:=([.B19]*100)/262" office:value-type="float" office:value="0.763358778625954" calcext:value-type="float">
            <text:p>0.8</text:p>
          </table:table-cell>
          <table:table-cell/>
          <table:table-cell office:value-type="string" calcext:value-type="string">
            <text:p>Moçambique</text:p>
          </table:table-cell>
          <table:table-cell table:style-name="ce14" table:formula="of:=COUNTIF([$governospsd.E$2:.E$550];[.E19])" office:value-type="float" office:value="0" calcext:value-type="float">
            <text:p>0</text:p>
          </table:table-cell>
          <table:table-cell table:style-name="ce15" table:formula="of:=([.F19]*100)/262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style-name="ce14" table:formula="of:=COUNTIF([$governospsd.D$2:.D$550];[.A20])" office:value-type="float" office:value="0" calcext:value-type="float">
            <text:p>0</text:p>
          </table:table-cell>
          <table:table-cell table:style-name="ce15" table:formula="of:=([.B20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Portalegre</text:p>
          </table:table-cell>
          <table:table-cell table:style-name="ce14" table:formula="of:=COUNTIF([$governospsd.E$2:.E$550];[.E20])" office:value-type="float" office:value="1" calcext:value-type="float">
            <text:p>1</text:p>
          </table:table-cell>
          <table:table-cell table:style-name="ce15" table:formula="of:=([.F20]*100)/262" office:value-type="float" office:value="0.381679389312977" calcext:value-type="float">
            <text:p>0.4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style-name="ce14" table:formula="of:=COUNTIF([$governospsd.D$2:.D$550];[.A21])" office:value-type="float" office:value="3" calcext:value-type="float">
            <text:p>3</text:p>
          </table:table-cell>
          <table:table-cell table:style-name="ce15" table:formula="of:=([.B21]*100)/262" office:value-type="float" office:value="1.14503816793893" calcext:value-type="float">
            <text:p>1.1</text:p>
          </table:table-cell>
          <table:table-cell/>
          <table:table-cell office:value-type="string" calcext:value-type="string">
            <text:p>Porto</text:p>
          </table:table-cell>
          <table:table-cell table:style-name="ce14" table:formula="of:=COUNTIF([$governospsd.E$2:.E$550];[.E21])" office:value-type="float" office:value="33" calcext:value-type="float">
            <text:p>33</text:p>
          </table:table-cell>
          <table:table-cell table:style-name="ce15" table:formula="of:=([.F21]*100)/262" office:value-type="float" office:value="12.5954198473282" calcext:value-type="float">
            <text:p>12.6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style-name="ce14" table:formula="of:=COUNTIF([$governospsd.D$2:.D$550];[.A22])" office:value-type="float" office:value="4" calcext:value-type="float">
            <text:p>4</text:p>
          </table:table-cell>
          <table:table-cell table:style-name="ce15" table:formula="of:=([.B22]*100)/262" office:value-type="float" office:value="1.52671755725191" calcext:value-type="float">
            <text:p>1.5</text:p>
          </table:table-cell>
          <table:table-cell/>
          <table:table-cell office:value-type="string" calcext:value-type="string">
            <text:p>Santarém</text:p>
          </table:table-cell>
          <table:table-cell table:style-name="ce14" table:formula="of:=COUNTIF([$governospsd.E$2:.E$550];[.E22])" office:value-type="float" office:value="5" calcext:value-type="float">
            <text:p>5</text:p>
          </table:table-cell>
          <table:table-cell table:style-name="ce15" table:formula="of:=([.F22]*100)/262" office:value-type="float" office:value="1.90839694656489" calcext:value-type="float">
            <text:p>1.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style-name="ce14" table:formula="of:=COUNTIF([$governospsd.D$2:.D$550];[.A23])" office:value-type="float" office:value="0" calcext:value-type="float">
            <text:p>0</text:p>
          </table:table-cell>
          <table:table-cell table:style-name="ce15" table:formula="of:=([.B23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Setúbal</text:p>
          </table:table-cell>
          <table:table-cell table:style-name="ce14" table:formula="of:=COUNTIF([$governospsd.E$2:.E$550];[.E23])" office:value-type="float" office:value="10" calcext:value-type="float">
            <text:p>10</text:p>
          </table:table-cell>
          <table:table-cell table:style-name="ce15" table:formula="of:=([.F23]*100)/262" office:value-type="float" office:value="3.81679389312977" calcext:value-type="float">
            <text:p>3.8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style-name="ce14" table:formula="of:=COUNTIF([$governospsd.D$2:.D$550];[.A24])" office:value-type="float" office:value="0" calcext:value-type="float">
            <text:p>0</text:p>
          </table:table-cell>
          <table:table-cell table:style-name="ce15" table:formula="of:=([.B24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Viana do Castelo</text:p>
          </table:table-cell>
          <table:table-cell table:style-name="ce14" table:formula="of:=COUNTIF([$governospsd.E$2:.E$550];[.E24])" office:value-type="float" office:value="0" calcext:value-type="float">
            <text:p>0</text:p>
          </table:table-cell>
          <table:table-cell table:style-name="ce15" table:formula="of:=([.F24]*100)/262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style-name="ce14" table:formula="of:=COUNTIF([$governospsd.D$2:.D$550];[.A25])" office:value-type="float" office:value="0" calcext:value-type="float">
            <text:p>0</text:p>
          </table:table-cell>
          <table:table-cell table:style-name="ce15" table:formula="of:=([.B25]*100)/262" office:value-type="float" office:value="0" calcext:value-type="float">
            <text:p>0.0</text:p>
          </table:table-cell>
          <table:table-cell/>
          <table:table-cell office:value-type="string" calcext:value-type="string">
            <text:p>Vila Real</text:p>
          </table:table-cell>
          <table:table-cell table:style-name="ce14" table:formula="of:=COUNTIF([$governospsd.E$2:.E$550];[.E25])" office:value-type="float" office:value="2" calcext:value-type="float">
            <text:p>2</text:p>
          </table:table-cell>
          <table:table-cell table:style-name="ce15" table:formula="of:=([.F25]*100)/262" office:value-type="float" office:value="0.763358778625954" calcext:value-type="float">
            <text:p>0.8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style-name="ce14" table:formula="of:=COUNTIF([$governospsd.D$2:.D$550];[.A26])" office:value-type="float" office:value="1" calcext:value-type="float">
            <text:p>1</text:p>
          </table:table-cell>
          <table:table-cell table:style-name="ce15" table:formula="of:=([.B26]*100)/262" office:value-type="float" office:value="0.381679389312977" calcext:value-type="float">
            <text:p>0.4</text:p>
          </table:table-cell>
          <table:table-cell/>
          <table:table-cell office:value-type="string" calcext:value-type="string">
            <text:p>Viseu</text:p>
          </table:table-cell>
          <table:table-cell table:style-name="ce14" table:formula="of:=COUNTIF([$governospsd.E$2:.E$550];[.E26])" office:value-type="float" office:value="9" calcext:value-type="float">
            <text:p>9</text:p>
          </table:table-cell>
          <table:table-cell table:style-name="ce15" table:formula="of:=([.F26]*100)/262" office:value-type="float" office:value="3.43511450381679" calcext:value-type="float">
            <text:p>3.4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style-name="ce14" table:formula="of:=COUNTIF([$governospsd.D$2:.D$550];[.A27])" office:value-type="float" office:value="1" calcext:value-type="float">
            <text:p>1</text:p>
          </table:table-cell>
          <table:table-cell table:style-name="ce15" table:formula="of:=([.B27]*100)/262" office:value-type="float" office:value="0.381679389312977" calcext:value-type="float">
            <text:p>0.4</text:p>
          </table:table-cell>
          <table:table-cell table:number-columns-repeated="2"/>
          <table:table-cell table:formula="of:=SUM([.F2:.F26])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Chamusca</text:p>
          </table:table-cell>
          <table:table-cell table:style-name="ce14" table:formula="of:=COUNTIF([$governospsd.D$2:.D$550];[.A28])" office:value-type="float" office:value="0" calcext:value-type="float">
            <text:p>0</text:p>
          </table:table-cell>
          <table:table-cell table:style-name="ce15" table:formula="of:=([.B28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s</text:p>
          </table:table-cell>
          <table:table-cell table:style-name="ce14" table:formula="of:=COUNTIF([$governospsd.D$2:.D$550];[.A29])" office:value-type="float" office:value="1" calcext:value-type="float">
            <text:p>1</text:p>
          </table:table-cell>
          <table:table-cell table:style-name="ce15" table:formula="of:=([.B29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mbra</text:p>
          </table:table-cell>
          <table:table-cell table:style-name="ce14" table:formula="of:=COUNTIF([$governospsd.D$2:.D$550];[.A30])" office:value-type="float" office:value="13" calcext:value-type="float">
            <text:p>13</text:p>
          </table:table-cell>
          <table:table-cell table:style-name="ce15" table:formula="of:=([.B30]*100)/262" office:value-type="float" office:value="4.9618320610687" calcext:value-type="float">
            <text:p>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ilhã</text:p>
          </table:table-cell>
          <table:table-cell table:style-name="ce14" table:formula="of:=COUNTIF([$governospsd.D$2:.D$550];[.A31])" office:value-type="float" office:value="5" calcext:value-type="float">
            <text:p>5</text:p>
          </table:table-cell>
          <table:table-cell table:style-name="ce15" table:formula="of:=([.B31]*100)/262" office:value-type="float" office:value="1.9083969465648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onhecido</text:p>
          </table:table-cell>
          <table:table-cell table:style-name="ce14" table:formula="of:=COUNTIF([$governospsd.D$2:.D$550];[.A32])" office:value-type="float" office:value="8" calcext:value-type="float">
            <text:p>8</text:p>
          </table:table-cell>
          <table:table-cell table:style-name="ce15" table:formula="of:=([.B32]*100)/262" office:value-type="float" office:value="3.05343511450382" calcext:value-type="float">
            <text:p>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inho</text:p>
          </table:table-cell>
          <table:table-cell table:style-name="ce14" table:formula="of:=COUNTIF([$governospsd.D$2:.D$550];[.A33])" office:value-type="float" office:value="1" calcext:value-type="float">
            <text:p>1</text:p>
          </table:table-cell>
          <table:table-cell table:style-name="ce15" table:formula="of:=([.B33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sende</text:p>
          </table:table-cell>
          <table:table-cell table:style-name="ce14" table:formula="of:=COUNTIF([$governospsd.D$2:.D$550];[.A34])" office:value-type="float" office:value="5" calcext:value-type="float">
            <text:p>5</text:p>
          </table:table-cell>
          <table:table-cell table:style-name="ce15" table:formula="of:=([.B34]*100)/262" office:value-type="float" office:value="1.9083969465648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rreja</text:p>
          </table:table-cell>
          <table:table-cell table:style-name="ce14" table:formula="of:=COUNTIF([$governospsd.D$2:.D$550];[.A35])" office:value-type="float" office:value="2" calcext:value-type="float">
            <text:p>2</text:p>
          </table:table-cell>
          <table:table-cell table:style-name="ce15" table:formula="of:=([.B35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emoz</text:p>
          </table:table-cell>
          <table:table-cell table:style-name="ce14" table:formula="of:=COUNTIF([$governospsd.D$2:.D$550];[.A36])" office:value-type="float" office:value="1" calcext:value-type="float">
            <text:p>1</text:p>
          </table:table-cell>
          <table:table-cell table:style-name="ce15" table:formula="of:=([.B36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vora</text:p>
          </table:table-cell>
          <table:table-cell table:style-name="ce14" table:formula="of:=COUNTIF([$governospsd.D$2:.D$550];[.A37])" office:value-type="float" office:value="0" calcext:value-type="float">
            <text:p>0</text:p>
          </table:table-cell>
          <table:table-cell table:style-name="ce15" table:formula="of:=([.B37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Alentejo</text:p>
          </table:table-cell>
          <table:table-cell table:style-name="ce14" table:formula="of:=COUNTIF([$governospsd.D$2:.D$550];[.A38])" office:value-type="float" office:value="1" calcext:value-type="float">
            <text:p>1</text:p>
          </table:table-cell>
          <table:table-cell table:style-name="ce15" table:formula="of:=([.B38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a Foz</text:p>
          </table:table-cell>
          <table:table-cell table:style-name="ce14" table:formula="of:=COUNTIF([$governospsd.D$2:.D$550];[.A39])" office:value-type="float" office:value="2" calcext:value-type="float">
            <text:p>2</text:p>
          </table:table-cell>
          <table:table-cell table:style-name="ce15" table:formula="of:=([.B39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ão</text:p>
          </table:table-cell>
          <table:table-cell table:style-name="ce14" table:formula="of:=COUNTIF([$governospsd.D$2:.D$550];[.A40])" office:value-type="float" office:value="0" calcext:value-type="float">
            <text:p>0</text:p>
          </table:table-cell>
          <table:table-cell table:style-name="ce15" table:formula="of:=([.B40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egã</text:p>
          </table:table-cell>
          <table:table-cell table:style-name="ce14" table:formula="of:=COUNTIF([$governospsd.D$2:.D$550];[.A41])" office:value-type="float" office:value="0" calcext:value-type="float">
            <text:p>0</text:p>
          </table:table-cell>
          <table:table-cell table:style-name="ce15" table:formula="of:=([.B41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domar</text:p>
          </table:table-cell>
          <table:table-cell table:style-name="ce14" table:formula="of:=COUNTIF([$governospsd.D$2:.D$550];[.A42])" office:value-type="float" office:value="2" calcext:value-type="float">
            <text:p>2</text:p>
          </table:table-cell>
          <table:table-cell table:style-name="ce15" table:formula="of:=([.B42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</text:p>
          </table:table-cell>
          <table:table-cell table:style-name="ce14" table:formula="of:=COUNTIF([$governospsd.D$2:.D$550];[.A43])" office:value-type="float" office:value="1" calcext:value-type="float">
            <text:p>1</text:p>
          </table:table-cell>
          <table:table-cell table:style-name="ce15" table:formula="of:=([.B43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marães</text:p>
          </table:table-cell>
          <table:table-cell table:style-name="ce14" table:formula="of:=COUNTIF([$governospsd.D$2:.D$550];[.A44])" office:value-type="float" office:value="2" calcext:value-type="float">
            <text:p>2</text:p>
          </table:table-cell>
          <table:table-cell table:style-name="ce15" table:formula="of:=([.B44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é-Bissau</text:p>
          </table:table-cell>
          <table:table-cell table:style-name="ce14" table:formula="of:=COUNTIF([$governospsd.D$2:.D$550];[.A45])" office:value-type="float" office:value="1" calcext:value-type="float">
            <text:p>1</text:p>
          </table:table-cell>
          <table:table-cell table:style-name="ce15" table:formula="of:=([.B45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nha-a-Nova</text:p>
          </table:table-cell>
          <table:table-cell table:style-name="ce14" table:formula="of:=COUNTIF([$governospsd.D$2:.D$550];[.A46])" office:value-type="float" office:value="0" calcext:value-type="float">
            <text:p>0</text:p>
          </table:table-cell>
          <table:table-cell table:style-name="ce15" table:formula="of:=([.B46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havo</text:p>
          </table:table-cell>
          <table:table-cell table:style-name="ce14" table:formula="of:=COUNTIF([$governospsd.D$2:.D$550];[.A47])" office:value-type="float" office:value="3" calcext:value-type="float">
            <text:p>3</text:p>
          </table:table-cell>
          <table:table-cell table:style-name="ce15" table:formula="of:=([.B47]*100)/262" office:value-type="float" office:value="1.14503816793893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ndia</text:p>
          </table:table-cell>
          <table:table-cell table:style-name="ce14" table:formula="of:=COUNTIF([$governospsd.D$2:.D$550];[.A48])" office:value-type="float" office:value="0" calcext:value-type="float">
            <text:p>0</text:p>
          </table:table-cell>
          <table:table-cell table:style-name="ce15" table:formula="of:=([.B48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ego</text:p>
          </table:table-cell>
          <table:table-cell table:style-name="ce14" table:formula="of:=COUNTIF([$governospsd.D$2:.D$550];[.A49])" office:value-type="float" office:value="2" calcext:value-type="float">
            <text:p>2</text:p>
          </table:table-cell>
          <table:table-cell table:style-name="ce15" table:formula="of:=([.B49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ria</text:p>
          </table:table-cell>
          <table:table-cell table:style-name="ce14" table:formula="of:=COUNTIF([$governospsd.D$2:.D$550];[.A50])" office:value-type="float" office:value="7" calcext:value-type="float">
            <text:p>7</text:p>
          </table:table-cell>
          <table:table-cell table:style-name="ce15" table:formula="of:=([.B50]*100)/262" office:value-type="float" office:value="2.67175572519084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boa</text:p>
          </table:table-cell>
          <table:table-cell table:style-name="ce14" table:formula="of:=COUNTIF([$governospsd.D$2:.D$550];[.A51])" office:value-type="float" office:value="89" calcext:value-type="float">
            <text:p>89</text:p>
          </table:table-cell>
          <table:table-cell table:style-name="ce15" table:formula="of:=([.B51]*100)/262" office:value-type="float" office:value="33.969465648855" calcext:value-type="float">
            <text:p>34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lé</text:p>
          </table:table-cell>
          <table:table-cell table:style-name="ce14" table:formula="of:=COUNTIF([$governospsd.D$2:.D$550];[.A52])" office:value-type="float" office:value="4" calcext:value-type="float">
            <text:p>4</text:p>
          </table:table-cell>
          <table:table-cell table:style-name="ce15" table:formula="of:=([.B52]*100)/262" office:value-type="float" office:value="1.52671755725191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es</text:p>
          </table:table-cell>
          <table:table-cell table:style-name="ce14" table:formula="of:=COUNTIF([$governospsd.D$2:.D$550];[.A53])" office:value-type="float" office:value="1" calcext:value-type="float">
            <text:p>1</text:p>
          </table:table-cell>
          <table:table-cell table:style-name="ce15" table:formula="of:=([.B53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inhã</text:p>
          </table:table-cell>
          <table:table-cell table:style-name="ce14" table:formula="of:=COUNTIF([$governospsd.D$2:.D$550];[.A54])" office:value-type="float" office:value="0" calcext:value-type="float">
            <text:p>0</text:p>
          </table:table-cell>
          <table:table-cell table:style-name="ce15" table:formula="of:=([.B54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a</text:p>
          </table:table-cell>
          <table:table-cell table:style-name="ce14" table:formula="of:=COUNTIF([$governospsd.D$2:.D$550];[.A55])" office:value-type="float" office:value="0" calcext:value-type="float">
            <text:p>0</text:p>
          </table:table-cell>
          <table:table-cell table:style-name="ce15" table:formula="of:=([.B55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gualde</text:p>
          </table:table-cell>
          <table:table-cell table:style-name="ce14" table:formula="of:=COUNTIF([$governospsd.D$2:.D$550];[.A56])" office:value-type="float" office:value="1" calcext:value-type="float">
            <text:p>1</text:p>
          </table:table-cell>
          <table:table-cell table:style-name="ce15" table:formula="of:=([.B56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ha Grande</text:p>
          </table:table-cell>
          <table:table-cell table:style-name="ce14" table:formula="of:=COUNTIF([$governospsd.D$2:.D$550];[.A57])" office:value-type="float" office:value="1" calcext:value-type="float">
            <text:p>1</text:p>
          </table:table-cell>
          <table:table-cell table:style-name="ce15" table:formula="of:=([.B57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sinhos</text:p>
          </table:table-cell>
          <table:table-cell table:style-name="ce14" table:formula="of:=COUNTIF([$governospsd.D$2:.D$550];[.A58])" office:value-type="float" office:value="8" calcext:value-type="float">
            <text:p>8</text:p>
          </table:table-cell>
          <table:table-cell table:style-name="ce15" table:formula="of:=([.B58]*100)/262" office:value-type="float" office:value="3.05343511450382" calcext:value-type="float">
            <text:p>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Douro</text:p>
          </table:table-cell>
          <table:table-cell table:style-name="ce14" table:formula="of:=COUNTIF([$governospsd.D$2:.D$550];[.A59])" office:value-type="float" office:value="0" calcext:value-type="float">
            <text:p>0</text:p>
          </table:table-cell>
          <table:table-cell table:style-name="ce15" table:formula="of:=([.B59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ela</text:p>
          </table:table-cell>
          <table:table-cell table:style-name="ce14" table:formula="of:=COUNTIF([$governospsd.D$2:.D$550];[.A60])" office:value-type="float" office:value="1" calcext:value-type="float">
            <text:p>1</text:p>
          </table:table-cell>
          <table:table-cell table:style-name="ce15" table:formula="of:=([.B60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çambique</text:p>
          </table:table-cell>
          <table:table-cell table:style-name="ce14" table:formula="of:=COUNTIF([$governospsd.D$2:.D$550];[.A61])" office:value-type="float" office:value="0" calcext:value-type="float">
            <text:p>0</text:p>
          </table:table-cell>
          <table:table-cell table:style-name="ce15" table:formula="of:=([.B61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legre</text:p>
          </table:table-cell>
          <table:table-cell table:style-name="ce14" table:formula="of:=COUNTIF([$governospsd.D$2:.D$550];[.A62])" office:value-type="float" office:value="1" calcext:value-type="float">
            <text:p>1</text:p>
          </table:table-cell>
          <table:table-cell table:style-name="ce15" table:formula="of:=([.B62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Novo</text:p>
          </table:table-cell>
          <table:table-cell table:style-name="ce14" table:formula="of:=COUNTIF([$governospsd.D$2:.D$550];[.A63])" office:value-type="float" office:value="0" calcext:value-type="float">
            <text:p>0</text:p>
          </table:table-cell>
          <table:table-cell table:style-name="ce15" table:formula="of:=([.B63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ijo</text:p>
          </table:table-cell>
          <table:table-cell table:style-name="ce14" table:formula="of:=COUNTIF([$governospsd.D$2:.D$550];[.A64])" office:value-type="float" office:value="0" calcext:value-type="float">
            <text:p>0</text:p>
          </table:table-cell>
          <table:table-cell table:style-name="ce15" table:formula="of:=([.B64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tosa</text:p>
          </table:table-cell>
          <table:table-cell table:style-name="ce14" table:formula="of:=COUNTIF([$governospsd.D$2:.D$550];[.A65])" office:value-type="float" office:value="0" calcext:value-type="float">
            <text:p>0</text:p>
          </table:table-cell>
          <table:table-cell table:style-name="ce15" table:formula="of:=([.B65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zaré</text:p>
          </table:table-cell>
          <table:table-cell table:style-name="ce14" table:formula="of:=COUNTIF([$governospsd.D$2:.D$550];[.A66])" office:value-type="float" office:value="2" calcext:value-type="float">
            <text:p>2</text:p>
          </table:table-cell>
          <table:table-cell table:style-name="ce15" table:formula="of:=([.B66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iras</text:p>
          </table:table-cell>
          <table:table-cell table:style-name="ce14" table:formula="of:=COUNTIF([$governospsd.D$2:.D$550];[.A67])" office:value-type="float" office:value="2" calcext:value-type="float">
            <text:p>2</text:p>
          </table:table-cell>
          <table:table-cell table:style-name="ce15" table:formula="of:=([.B67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hão</text:p>
          </table:table-cell>
          <table:table-cell table:style-name="ce14" table:formula="of:=COUNTIF([$governospsd.D$2:.D$550];[.A68])" office:value-type="float" office:value="0" calcext:value-type="float">
            <text:p>0</text:p>
          </table:table-cell>
          <table:table-cell table:style-name="ce15" table:formula="of:=([.B68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Hospital</text:p>
          </table:table-cell>
          <table:table-cell table:style-name="ce14" table:formula="of:=COUNTIF([$governospsd.D$2:.D$550];[.A69])" office:value-type="float" office:value="0" calcext:value-type="float">
            <text:p>0</text:p>
          </table:table-cell>
          <table:table-cell table:style-name="ce15" table:formula="of:=([.B69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ém</text:p>
          </table:table-cell>
          <table:table-cell table:style-name="ce14" table:formula="of:=COUNTIF([$governospsd.D$2:.D$550];[.A70])" office:value-type="float" office:value="0" calcext:value-type="float">
            <text:p>0</text:p>
          </table:table-cell>
          <table:table-cell table:style-name="ce15" table:formula="of:=([.B70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 de Coura</text:p>
          </table:table-cell>
          <table:table-cell table:style-name="ce14" table:formula="of:=COUNTIF([$governospsd.D$2:.D$550];[.A71])" office:value-type="float" office:value="0" calcext:value-type="float">
            <text:p>0</text:p>
          </table:table-cell>
          <table:table-cell table:style-name="ce15" table:formula="of:=([.B71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macor</text:p>
          </table:table-cell>
          <table:table-cell table:style-name="ce14" table:formula="of:=COUNTIF([$governospsd.D$2:.D$550];[.A72])" office:value-type="float" office:value="0" calcext:value-type="float">
            <text:p>0</text:p>
          </table:table-cell>
          <table:table-cell table:style-name="ce15" table:formula="of:=([.B72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dono</text:p>
          </table:table-cell>
          <table:table-cell table:style-name="ce14" table:formula="of:=COUNTIF([$governospsd.D$2:.D$550];[.A73])" office:value-type="float" office:value="1" calcext:value-type="float">
            <text:p>1</text:p>
          </table:table-cell>
          <table:table-cell table:style-name="ce15" table:formula="of:=([.B73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la</text:p>
          </table:table-cell>
          <table:table-cell table:style-name="ce14" table:formula="of:=COUNTIF([$governospsd.D$2:.D$550];[.A74])" office:value-type="float" office:value="0" calcext:value-type="float">
            <text:p>0</text:p>
          </table:table-cell>
          <table:table-cell table:style-name="ce15" table:formula="of:=([.B74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bal</text:p>
          </table:table-cell>
          <table:table-cell table:style-name="ce14" table:formula="of:=COUNTIF([$governospsd.D$2:.D$550];[.A75])" office:value-type="float" office:value="2" calcext:value-type="float">
            <text:p>2</text:p>
          </table:table-cell>
          <table:table-cell table:style-name="ce15" table:formula="of:=([.B75]*100)/262" office:value-type="float" office:value="0.763358778625954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elgada</text:p>
          </table:table-cell>
          <table:table-cell table:style-name="ce14" table:formula="of:=COUNTIF([$governospsd.D$2:.D$550];[.A76])" office:value-type="float" office:value="1" calcext:value-type="float">
            <text:p>1</text:p>
          </table:table-cell>
          <table:table-cell table:style-name="ce15" table:formula="of:=([.B76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Sor</text:p>
          </table:table-cell>
          <table:table-cell table:style-name="ce14" table:formula="of:=COUNTIF([$governospsd.D$2:.D$550];[.A77])" office:value-type="float" office:value="0" calcext:value-type="float">
            <text:p>0</text:p>
          </table:table-cell>
          <table:table-cell table:style-name="ce15" table:formula="of:=([.B77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legre</text:p>
          </table:table-cell>
          <table:table-cell table:style-name="ce14" table:formula="of:=COUNTIF([$governospsd.D$2:.D$550];[.A78])" office:value-type="float" office:value="0" calcext:value-type="float">
            <text:p>0</text:p>
          </table:table-cell>
          <table:table-cell table:style-name="ce15" table:formula="of:=([.B78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</text:p>
          </table:table-cell>
          <table:table-cell table:style-name="ce14" table:formula="of:=COUNTIF([$governospsd.D$2:.D$550];[.A79])" office:value-type="float" office:value="12" calcext:value-type="float">
            <text:p>12</text:p>
          </table:table-cell>
          <table:table-cell table:style-name="ce15" table:formula="of:=([.B79]*100)/262" office:value-type="float" office:value="4.58015267175573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de Mós</text:p>
          </table:table-cell>
          <table:table-cell table:style-name="ce14" table:formula="of:=COUNTIF([$governospsd.D$2:.D$550];[.A80])" office:value-type="float" office:value="0" calcext:value-type="float">
            <text:p>0</text:p>
          </table:table-cell>
          <table:table-cell table:style-name="ce15" table:formula="of:=([.B80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Santa Iria</text:p>
          </table:table-cell>
          <table:table-cell table:style-name="ce14" table:formula="of:=COUNTIF([$governospsd.D$2:.D$550];[.A81])" office:value-type="float" office:value="0" calcext:value-type="float">
            <text:p>0</text:p>
          </table:table-cell>
          <table:table-cell table:style-name="ce15" table:formula="of:=([.B81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Varzim</text:p>
          </table:table-cell>
          <table:table-cell table:style-name="ce14" table:formula="of:=COUNTIF([$governospsd.D$2:.D$550];[.A82])" office:value-type="float" office:value="5" calcext:value-type="float">
            <text:p>5</text:p>
          </table:table-cell>
          <table:table-cell table:style-name="ce15" table:formula="of:=([.B82]*100)/262" office:value-type="float" office:value="1.9083969465648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osa</text:p>
          </table:table-cell>
          <table:table-cell table:style-name="ce14" table:formula="of:=COUNTIF([$governospsd.D$2:.D$550];[.A83])" office:value-type="float" office:value="0" calcext:value-type="float">
            <text:p>0</text:p>
          </table:table-cell>
          <table:table-cell table:style-name="ce15" table:formula="of:=([.B83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4" table:formula="of:=COUNTIF([$governospsd.D$2:.D$550];[.A84])" office:value-type="float" office:value="1" calcext:value-type="float">
            <text:p>1</text:p>
          </table:table-cell>
          <table:table-cell table:style-name="ce15" table:formula="of:=([.B84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 Tirso</text:p>
          </table:table-cell>
          <table:table-cell table:style-name="ce14" table:formula="of:=COUNTIF([$governospsd.D$2:.D$550];[.A85])" office:value-type="float" office:value="5" calcext:value-type="float">
            <text:p>5</text:p>
          </table:table-cell>
          <table:table-cell table:style-name="ce15" table:formula="of:=([.B85]*100)/262" office:value-type="float" office:value="1.9083969465648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Madeira</text:p>
          </table:table-cell>
          <table:table-cell table:style-name="ce14" table:formula="of:=COUNTIF([$governospsd.D$2:.D$550];[.A86])" office:value-type="float" office:value="5" calcext:value-type="float">
            <text:p>5</text:p>
          </table:table-cell>
          <table:table-cell table:style-name="ce15" table:formula="of:=([.B86]*100)/262" office:value-type="float" office:value="1.9083969465648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style-name="ce14" table:formula="of:=COUNTIF([$governospsd.D$2:.D$550];[.A87])" office:value-type="float" office:value="1" calcext:value-type="float">
            <text:p>1</text:p>
          </table:table-cell>
          <table:table-cell table:style-name="ce15" table:formula="of:=([.B87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a</text:p>
          </table:table-cell>
          <table:table-cell table:style-name="ce14" table:formula="of:=COUNTIF([$governospsd.D$2:.D$550];[.A88])" office:value-type="float" office:value="1" calcext:value-type="float">
            <text:p>1</text:p>
          </table:table-cell>
          <table:table-cell table:style-name="ce15" table:formula="of:=([.B88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xal</text:p>
          </table:table-cell>
          <table:table-cell table:style-name="ce14" table:formula="of:=COUNTIF([$governospsd.D$2:.D$550];[.A89])" office:value-type="float" office:value="3" calcext:value-type="float">
            <text:p>3</text:p>
          </table:table-cell>
          <table:table-cell table:style-name="ce15" table:formula="of:=([.B89]*100)/262" office:value-type="float" office:value="1.14503816793893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imbra</text:p>
          </table:table-cell>
          <table:table-cell table:style-name="ce14" table:formula="of:=COUNTIF([$governospsd.D$2:.D$550];[.A90])" office:value-type="float" office:value="1" calcext:value-type="float">
            <text:p>1</text:p>
          </table:table-cell>
          <table:table-cell table:style-name="ce15" table:formula="of:=([.B90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úbal</text:p>
          </table:table-cell>
          <table:table-cell table:style-name="ce14" table:formula="of:=COUNTIF([$governospsd.D$2:.D$550];[.A91])" office:value-type="float" office:value="5" calcext:value-type="float">
            <text:p>5</text:p>
          </table:table-cell>
          <table:table-cell table:style-name="ce15" table:formula="of:=([.B91]*100)/262" office:value-type="float" office:value="1.9083969465648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ra</text:p>
          </table:table-cell>
          <table:table-cell table:style-name="ce14" table:formula="of:=COUNTIF([$governospsd.D$2:.D$550];[.A92])" office:value-type="float" office:value="0" calcext:value-type="float">
            <text:p>0</text:p>
          </table:table-cell>
          <table:table-cell table:style-name="ce15" table:formula="of:=([.B92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ábua</text:p>
          </table:table-cell>
          <table:table-cell table:style-name="ce14" table:formula="of:=COUNTIF([$governospsd.D$2:.D$550];[.A93])" office:value-type="float" office:value="6" calcext:value-type="float">
            <text:p>6</text:p>
          </table:table-cell>
          <table:table-cell table:style-name="ce15" table:formula="of:=([.B93]*100)/262" office:value-type="float" office:value="2.29007633587786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r</text:p>
          </table:table-cell>
          <table:table-cell table:style-name="ce14" table:formula="of:=COUNTIF([$governospsd.D$2:.D$550];[.A94])" office:value-type="float" office:value="1" calcext:value-type="float">
            <text:p>1</text:p>
          </table:table-cell>
          <table:table-cell table:style-name="ce15" table:formula="of:=([.B94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dela</text:p>
          </table:table-cell>
          <table:table-cell table:style-name="ce14" table:formula="of:=COUNTIF([$governospsd.D$2:.D$550];[.A95])" office:value-type="float" office:value="1" calcext:value-type="float">
            <text:p>1</text:p>
          </table:table-cell>
          <table:table-cell table:style-name="ce15" table:formula="of:=([.B95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Novas</text:p>
          </table:table-cell>
          <table:table-cell table:style-name="ce14" table:formula="of:=COUNTIF([$governospsd.D$2:.D$550];[.A96])" office:value-type="float" office:value="0" calcext:value-type="float">
            <text:p>0</text:p>
          </table:table-cell>
          <table:table-cell table:style-name="ce15" table:formula="of:=([.B96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Castelo</text:p>
          </table:table-cell>
          <table:table-cell table:style-name="ce14" table:formula="of:=COUNTIF([$governospsd.D$2:.D$550];[.A97])" office:value-type="float" office:value="0" calcext:value-type="float">
            <text:p>0</text:p>
          </table:table-cell>
          <table:table-cell table:style-name="ce15" table:formula="of:=([.B97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Conde</text:p>
          </table:table-cell>
          <table:table-cell table:style-name="ce14" table:formula="of:=COUNTIF([$governospsd.D$2:.D$550];[.A98])" office:value-type="float" office:value="0" calcext:value-type="float">
            <text:p>0</text:p>
          </table:table-cell>
          <table:table-cell table:style-name="ce15" table:formula="of:=([.B98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style-name="ce14" table:formula="of:=COUNTIF([$governospsd.D$2:.D$550];[.A99])" office:value-type="float" office:value="3" calcext:value-type="float">
            <text:p>3</text:p>
          </table:table-cell>
          <table:table-cell table:style-name="ce15" table:formula="of:=([.B99]*100)/262" office:value-type="float" office:value="1.14503816793893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Gaia</text:p>
          </table:table-cell>
          <table:table-cell table:style-name="ce14" table:formula="of:=COUNTIF([$governospsd.D$2:.D$550];[.A100])" office:value-type="float" office:value="1" calcext:value-type="float">
            <text:p>1</text:p>
          </table:table-cell>
          <table:table-cell table:style-name="ce15" table:formula="of:=([.B100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rde</text:p>
          </table:table-cell>
          <table:table-cell table:style-name="ce14" table:formula="of:=COUNTIF([$governospsd.D$2:.D$550];[.A101])" office:value-type="float" office:value="1" calcext:value-type="float">
            <text:p>1</text:p>
          </table:table-cell>
          <table:table-cell table:style-name="ce15" table:formula="of:=([.B101]*100)/262" office:value-type="float" office:value="0.381679389312977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hais</text:p>
          </table:table-cell>
          <table:table-cell table:style-name="ce14" table:formula="of:=COUNTIF([$governospsd.D$2:.D$550];[.A102])" office:value-type="float" office:value="0" calcext:value-type="float">
            <text:p>0</text:p>
          </table:table-cell>
          <table:table-cell table:style-name="ce15" table:formula="of:=([.B102]*100)/262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eu</text:p>
          </table:table-cell>
          <table:table-cell table:style-name="ce14" table:formula="of:=COUNTIF([$governospsd.D$2:.D$550];[.A103])" office:value-type="float" office:value="3" calcext:value-type="float">
            <text:p>3</text:p>
          </table:table-cell>
          <table:table-cell table:style-name="ce15" table:formula="of:=([.B103]*100)/262" office:value-type="float" office:value="1.14503816793893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14" table:formula="of:=SUM([.B2:.B103])" office:value-type="float" office:value="262" calcext:value-type="float">
            <text:p>262</text:p>
          </table:table-cell>
          <table:table-cell table:style-name="ce15"/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 table:number-rows-repeated="23">
          <table:table-cell table:style-name="ce11"/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304">
          <table:table-cell table:number-columns-repeated="7"/>
        </table:table-row>
        <table:table-row table:style-name="ro1">
          <table:table-cell table:style-name="ce3"/>
          <table:table-cell table:number-columns-repeated="6"/>
        </table:table-row>
        <table:table-row table:style-name="ro1" table:number-rows-repeated="10480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xport_QGIS_Concelhos" table:style-name="ta2">
        <office:forms form:automatic-focus="false" form:apply-design-mode="false"/>
        <table:table-column table:style-name="co74" table:default-cell-style-name="Default"/>
        <table:table-column table:style-name="co84" table:default-cell-style-name="ce14"/>
        <table:table-column table:style-name="co85" table:default-cell-style-name="ce14"/>
        <table:table-column table:style-name="co86" table:number-columns-repeated="4" table:default-cell-style-name="ce14"/>
        <table:table-row table:style-name="ro1">
          <table:table-cell table:style-name="ce3" office:value-type="string" calcext:value-type="string">
            <text:p>Concelho</text:p>
          </table:table-cell>
          <table:table-cell office:value-type="string" calcext:value-type="string">
            <text:p>TOTAIS Absolutos</text:p>
          </table:table-cell>
          <table:table-cell office:value-type="string" calcext:value-type="string">
            <text:p>TOTAIS Percentagem</text:p>
          </table:table-cell>
          <table:table-cell office:value-type="string" calcext:value-type="string">
            <text:p>TOTAIS A Governos PS</text:p>
          </table:table-cell>
          <table:table-cell office:value-type="string" calcext:value-type="string">
            <text:p>TOTAIS P Governos PS</text:p>
          </table:table-cell>
          <table:table-cell office:value-type="string" calcext:value-type="string">
            <text:p>TOTAIS A Governos PSD</text:p>
          </table:table-cell>
          <table:table-cell office:value-type="string" calcext:value-type="string">
            <text:p>TOTAIS P Governos P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.9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.6" calcext:value-type="float">
            <text:p>5.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23" calcext:value-type="float">
            <text:p>23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174" calcext:value-type="float">
            <text:p>174</text:p>
          </table:table-cell>
          <table:table-cell office:value-type="float" office:value="32.5" calcext:value-type="float">
            <text:p>32.5</text:p>
          </table:table-cell>
          <table:table-cell office:value-type="float" office:value="80" calcext:value-type="float">
            <text:p>80</text:p>
          </table:table-cell>
          <table:table-cell office:value-type="float" office:value="31.7" calcext:value-type="float">
            <text:p>31.7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arinha Grande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onta Delgada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onte de Sor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Porto de Mós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 de Santa Iri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 de Varzim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anto Tirso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ão João da Madeira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 do Conde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 Franca de Xira</text:p>
          </table:table-cell>
          <table:table-cell table:formula="of:=COUNTIF([$Lista_total.D$2:.D$550];[.A99])" office:value-type="float" office:value="1" calcext:value-type="float">
            <text:p>1</text:p>
          </table:table-cell>
          <table:table-cell table:style-name="ce15" table:formula="of:=([.B99]*100)/536" office:value-type="float" office:value="0.186567164179105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ila Nova de Gai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la Verd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 table:number-rows-repeated="9">
          <table:table-cell table:number-columns-repeated="7"/>
        </table:table-row>
        <table:table-row table:style-name="ro1" table:number-rows-repeated="23">
          <table:table-cell table:style-name="ce11"/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 table:number-rows-repeated="304">
          <table:table-cell table:number-columns-repeated="7"/>
        </table:table-row>
        <table:table-row table:style-name="ro1">
          <table:table-cell table:style-name="ce3"/>
          <table:table-cell table:number-columns-repeated="6"/>
        </table:table-row>
        <table:table-row table:style-name="ro1" table:number-rows-repeated="10480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xport_QGIS_Distritos" table:style-name="ta2">
        <table:table-column table:style-name="co65" table:default-cell-style-name="Default"/>
        <table:table-column table:style-name="co86" table:number-columns-repeated="2" table:default-cell-style-name="Default"/>
        <table:table-column table:style-name="co87" table:number-columns-repeated="4" table:default-cell-style-name="Default"/>
        <table:table-row table:style-name="ro1">
          <table:table-cell table:style-name="ce3" office:value-type="string" calcext:value-type="string">
            <text:p>Distrito</text:p>
          </table:table-cell>
          <table:table-cell office:value-type="string" calcext:value-type="string">
            <text:p>TOTAIS Absolutos</text:p>
          </table:table-cell>
          <table:table-cell office:value-type="string" calcext:value-type="string">
            <text:p>TOTAIS Percentagem</text:p>
          </table:table-cell>
          <table:table-cell office:value-type="string" calcext:value-type="string">
            <text:p>TOTAIS A Governos PS</text:p>
          </table:table-cell>
          <table:table-cell office:value-type="string" calcext:value-type="string">
            <text:p>TOTAIS P Governos PS</text:p>
          </table:table-cell>
          <table:table-cell office:value-type="string" calcext:value-type="string">
            <text:p>TOTAIS A Governos PSD</text:p>
          </table:table-cell>
          <table:table-cell office:value-type="string" calcext:value-type="string">
            <text:p>TOTAIS P Governos PS</text:p>
          </table:table-cell>
        </table:table-row>
        <table:table-row table:style-name="ro1">
          <table:table-cell office:value-type="string" calcext:value-type="string">
            <text:p>Açore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.8" calcext:value-type="float">
            <text:p>2.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.9" calcext:value-type="float">
            <text:p>3.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.4" calcext:value-type="float">
            <text:p>4.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.1" calcext:value-type="float">
            <text:p>4.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.8" calcext:value-type="float">
            <text:p>2.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.9" calcext:value-type="float">
            <text:p>3.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.4" calcext:value-type="float">
            <text:p>2.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.3" calcext:value-type="float">
            <text:p>7.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.1" calcext:value-type="float">
            <text:p>7.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4.3" calcext:value-type="float">
            <text:p>4.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.1" calcext:value-type="float">
            <text:p>2.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4.9" calcext:value-type="float">
            <text:p>4.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.4" calcext:value-type="float">
            <text:p>4.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5.6" calcext:value-type="float">
            <text:p>35.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34.5" calcext:value-type="float">
            <text:p>34.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2" calcext:value-type="float">
            <text:p>1.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.5" calcext:value-type="float">
            <text:p>9.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.8" calcext:value-type="float">
            <text:p>2.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 Real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.1" calcext:value-type="float">
            <text:p>2.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4" office:value-type="float" office:value="536" calcext:value-type="float">
            <text:p>536</text:p>
          </table:table-cell>
          <table:table-cell table:style-name="ce14" table:number-columns-repeated="5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lista.A1:lista.I537" table:display-filter-buttons="true"/>
        <table:database-range table:name="__Anonymous_Sheet_DB__3" table:target-range-address="Lista_total_stats.A1:Lista_total_stats.A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Blender Mono I18n" style:font-family-asian="'Blender Mono I18n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time-style style:name="N133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63">
      <number:minutes number:style="long"/>
      <number:text>:</number:text>
      <number:seconds number:style="long"/>
    </number:tim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13" number:min-decimal-places="13" number:min-integer-digits="1"/>
    </number:number-style>
    <number:number-style style:name="N167">
      <number:number number:decimal-places="12" number:min-decimal-places="12" number:min-integer-digits="1"/>
    </number:number-style>
    <number:number-style style:name="N168">
      <number:number number:decimal-places="11" number:min-decimal-places="11" number:min-integer-digits="1"/>
    </number:number-style>
    <number:number-style style:name="N169">
      <number:number number:decimal-places="10" number:min-decimal-places="10" number:min-integer-digits="1"/>
    </number:number-style>
    <number:number-style style:name="N170">
      <number:number number:decimal-places="9" number:min-decimal-places="9" number:min-integer-digits="1"/>
    </number:number-style>
    <number:number-style style:name="N171">
      <number:number number:decimal-places="8" number:min-decimal-places="8" number:min-integer-digits="1"/>
    </number:number-style>
    <number:number-style style:name="N172">
      <number:number number:decimal-places="7" number:min-decimal-places="7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5" number:min-decimal-places="5" number:min-integer-digits="1"/>
    </number:number-style>
    <number:number-style style:name="N175">
      <number:number number:decimal-places="4" number:min-decimal-places="4" number:min-integer-digits="1"/>
    </number:number-style>
    <number:number-style style:name="N176">
      <number:number number:decimal-places="3" number:min-decimal-places="3" number:min-integer-digits="1"/>
    </number:number-style>
    <number:number-style style:name="N177">
      <number:number number:decimal-places="1" number:min-decimal-places="1" number:min-integer-digits="1"/>
    </number:number-style>
    <number:number-style style:name="N178">
      <number:number number:decimal-places="14" number:min-decimal-places="1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1:37:20.688436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5-01-21T11:41:21.111847751</dc:date>
    <meta:generator>LibreOffice/24.8.3.2$Linux_X86_64 LibreOffice_project/e14c9fdd1f585efcbb2c5363087a99d20928d522</meta:generator>
    <meta:editing-duration>PT6H22M54S</meta:editing-duration>
    <meta:editing-cycles>79</meta:editing-cycles>
    <meta:document-statistic meta:table-count="10" meta:cell-count="14874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Standard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9"/>
  <library:element library:name="Sheet2"/>
  <library:element library:name="Sheet10"/>
  <library:element library:name="Sheet8"/>
  <library:element library:name="Sheet5"/>
  <library:element library:name="Sheet6"/>
  <library:element library:name="Sheet7"/>
  <library:element library:name="Sheet1"/>
  <library:element library:name="Sheet3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